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7cm" table:align="margins"/>
    </style:style>
    <style:style style:name="표2.A" style:family="table-column">
      <style:table-column-properties style:column-width="3.401cm" style:rel-column-width="13107*"/>
    </style:style>
    <style:style style:name="표2.C" style:family="table-column">
      <style:table-column-properties style:column-width="3.399cm" style:rel-column-width="13106*"/>
    </style:style>
    <style:style style:name="표2.E" style:family="table-column">
      <style:table-column-properties style:column-width="3.4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표3" style:family="table">
      <style:table-properties style:width="10.987cm" table:align="left"/>
    </style:style>
    <style:style style:name="표3.A" style:family="table-column">
      <style:table-column-properties style:column-width="3.948cm"/>
    </style:style>
    <style:style style:name="표3.B" style:family="table-column">
      <style:table-column-properties style:column-width="2.404cm"/>
    </style:style>
    <style:style style:name="표3.C" style:family="table-column">
      <style:table-column-properties style:column-width="2.318cm"/>
    </style:style>
    <style:style style:name="표3.A1" style:family="table-cell">
      <style:table-cell-properties fo:padding="0.097cm" fo:border-left="0.05pt solid #000000" fo:border-right="none" fo:border-top="0.05pt solid #000000" fo:border-bottom="0.05pt solid #000000"/>
    </style:style>
    <style:style style:name="표3.D1" style:family="table-cell">
      <style:table-cell-properties fo:padding="0.097cm" fo:border="0.05pt solid #000000"/>
    </style:style>
    <style:style style:name="표3.A2" style:family="table-cell">
      <style:table-cell-properties fo:padding="0.097cm" fo:border-left="0.05pt solid #000000" fo:border-right="none" fo:border-top="none" fo:border-bottom="0.05pt solid #000000"/>
    </style:style>
    <style:style style:name="표3.D2" style:family="table-cell">
      <style:table-cell-properties fo:padding="0.097cm" fo:border-left="0.05pt solid #000000" fo:border-right="0.05pt solid #000000" fo:border-top="none" fo:border-bottom="0.05pt solid #000000"/>
    </style:style>
    <style:style style:name="표4" style:family="table">
      <style:table-properties style:width="12.996cm" table:align="left"/>
    </style:style>
    <style:style style:name="표4.A" style:family="table-column">
      <style:table-column-properties style:column-width="1.582cm"/>
    </style:style>
    <style:style style:name="표4.B" style:family="table-column">
      <style:table-column-properties style:column-width="2.016cm"/>
    </style:style>
    <style:style style:name="표4.C" style:family="table-column">
      <style:table-column-properties style:column-width="1.789cm"/>
    </style:style>
    <style:style style:name="표4.A1" style:family="table-cell">
      <style:table-cell-properties fo:padding="0.097cm" fo:border-left="0.05pt solid #000000" fo:border-right="none" fo:border-top="0.05pt solid #000000" fo:border-bottom="0.05pt solid #000000"/>
    </style:style>
    <style:style style:name="표4.F1" style:family="table-cell">
      <style:table-cell-properties fo:padding="0.097cm" fo:border="0.05pt solid #000000"/>
    </style:style>
    <style:style style:name="표4.A2" style:family="table-cell">
      <style:table-cell-properties fo:padding="0.097cm" fo:border-left="0.05pt solid #000000" fo:border-right="none" fo:border-top="none" fo:border-bottom="0.05pt solid #000000"/>
    </style:style>
    <style:style style:name="표4.G2" style:family="table-cell">
      <style:table-cell-properties fo:padding="0.097cm" fo:border-left="0.05pt solid #000000" fo:border-right="0.05pt solid #000000" fo:border-top="none" fo:border-bottom="0.05pt solid #000000"/>
    </style:style>
    <style:style style:name="표5" style:family="table">
      <style:table-properties style:width="12.106cm" table:align="left"/>
    </style:style>
    <style:style style:name="표5.A" style:family="table-column">
      <style:table-column-properties style:column-width="3.948cm"/>
    </style:style>
    <style:style style:name="표5.B" style:family="table-column">
      <style:table-column-properties style:column-width="2.877cm"/>
    </style:style>
    <style:style style:name="표5.C" style:family="table-column">
      <style:table-column-properties style:column-width="2.641cm"/>
    </style:style>
    <style:style style:name="표5.A1" style:family="table-cell">
      <style:table-cell-properties fo:padding="0.097cm" fo:border-left="0.05pt solid #000000" fo:border-right="none" fo:border-top="0.05pt solid #000000" fo:border-bottom="0.05pt solid #000000"/>
    </style:style>
    <style:style style:name="표5.D1" style:family="table-cell">
      <style:table-cell-properties fo:padding="0.097cm" fo:border="0.05pt solid #000000"/>
    </style:style>
    <style:style style:name="표5.A2" style:family="table-cell">
      <style:table-cell-properties fo:padding="0.097cm" fo:border-left="0.05pt solid #000000" fo:border-right="none" fo:border-top="none" fo:border-bottom="0.05pt solid #000000"/>
    </style:style>
    <style:style style:name="표5.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d24909" officeooo:paragraph-rsid="01e7fc68"/>
    </style:style>
    <style:style style:name="P114" style:family="paragraph" style:parent-style-name="Standard">
      <style:text-properties officeooo:rsid="00c87d6a" officeooo:paragraph-rsid="00d362a8"/>
    </style:style>
    <style:style style:name="P115" style:family="paragraph" style:parent-style-name="Standard">
      <style:text-properties officeooo:rsid="00d375c5" officeooo:paragraph-rsid="00d375c5"/>
    </style:style>
    <style:style style:name="P116" style:family="paragraph" style:parent-style-name="Standard">
      <style:text-properties officeooo:rsid="00d62ad0" officeooo:paragraph-rsid="00d62ad0"/>
    </style:style>
    <style:style style:name="P117" style:family="paragraph" style:parent-style-name="Standard">
      <style:text-properties officeooo:rsid="00d62ad0" officeooo:paragraph-rsid="016465a0"/>
    </style:style>
    <style:style style:name="P118" style:family="paragraph" style:parent-style-name="Standard">
      <style:text-properties officeooo:rsid="00d62ad0" officeooo:paragraph-rsid="01e7fc68"/>
    </style:style>
    <style:style style:name="P119" style:family="paragraph" style:parent-style-name="Standard">
      <style:text-properties officeooo:rsid="00d6a733" officeooo:paragraph-rsid="00d6a733"/>
    </style:style>
    <style:style style:name="P120" style:family="paragraph" style:parent-style-name="Standard">
      <style:text-properties officeooo:rsid="00d85150" officeooo:paragraph-rsid="00d85150"/>
    </style:style>
    <style:style style:name="P121" style:family="paragraph" style:parent-style-name="Standard">
      <style:text-properties officeooo:rsid="00d58f7a" officeooo:paragraph-rsid="00d903ee"/>
    </style:style>
    <style:style style:name="P122" style:family="paragraph" style:parent-style-name="Standard">
      <style:text-properties fo:font-size="8pt" officeooo:rsid="00d85150" officeooo:paragraph-rsid="00d85150" style:font-size-asian="8pt" style:font-size-complex="8pt"/>
    </style:style>
    <style:style style:name="P123" style:family="paragraph" style:parent-style-name="Standard">
      <style:text-properties fo:font-size="8pt" officeooo:rsid="00d85150" officeooo:paragraph-rsid="00d95210" style:font-size-asian="8pt" style:font-size-complex="8pt"/>
    </style:style>
    <style:style style:name="P124" style:family="paragraph" style:parent-style-name="Standard">
      <style:text-properties officeooo:rsid="00d95210" officeooo:paragraph-rsid="00d95210"/>
    </style:style>
    <style:style style:name="P125" style:family="paragraph" style:parent-style-name="Standard">
      <style:text-properties fo:font-size="12pt" officeooo:rsid="00d85150" officeooo:paragraph-rsid="00d95210" style:font-size-asian="10.5pt" style:font-size-complex="12pt"/>
    </style:style>
    <style:style style:name="P126" style:family="paragraph" style:parent-style-name="Standard">
      <style:text-properties fo:font-size="12pt" officeooo:rsid="00db0fc3" officeooo:paragraph-rsid="00db0fc3" style:font-size-asian="10.5pt" style:font-size-complex="12pt"/>
    </style:style>
    <style:style style:name="P127" style:family="paragraph" style:parent-style-name="Standard">
      <style:text-properties fo:font-size="12pt" officeooo:rsid="00dc3bce" officeooo:paragraph-rsid="00dc3bce" style:font-size-asian="10.5pt" style:font-size-complex="12pt"/>
    </style:style>
    <style:style style:name="P128" style:family="paragraph" style:parent-style-name="Standard">
      <style:text-properties fo:font-size="12pt" officeooo:rsid="00e02303" officeooo:paragraph-rsid="00e02303" style:font-size-asian="10.5pt" style:font-size-complex="12pt"/>
    </style:style>
    <style:style style:name="P129" style:family="paragraph" style:parent-style-name="Standard">
      <style:text-properties fo:font-size="12pt" officeooo:rsid="00e2085e" officeooo:paragraph-rsid="00e2085e" style:font-size-asian="10.5pt" style:font-size-complex="12pt"/>
    </style:style>
    <style:style style:name="P130"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1"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2"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3"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4" style:family="paragraph" style:parent-style-name="Standard">
      <style:text-properties fo:font-size="12pt" style:text-underline-style="none" officeooo:rsid="00e02303" officeooo:paragraph-rsid="00e02303" style:font-size-asian="10.5pt" style:font-size-complex="12pt"/>
    </style:style>
    <style:style style:name="P135" style:family="paragraph" style:parent-style-name="Standard">
      <style:text-properties fo:font-size="12pt" style:text-underline-style="none" officeooo:rsid="00e02303" officeooo:paragraph-rsid="00e2085e" style:font-size-asian="10.5pt" style:font-size-complex="12pt"/>
    </style:style>
    <style:style style:name="P136" style:family="paragraph" style:parent-style-name="Standard">
      <style:text-properties fo:font-size="12pt" style:text-underline-style="none" officeooo:rsid="00e2085e" officeooo:paragraph-rsid="00e2085e" style:font-size-asian="10.5pt" style:font-size-complex="12pt"/>
    </style:style>
    <style:style style:name="P137" style:family="paragraph" style:parent-style-name="Standard">
      <style:text-properties fo:font-size="12pt" style:text-underline-style="none" officeooo:rsid="00e652e7" officeooo:paragraph-rsid="00e652e7" style:font-size-asian="10.5pt" style:font-size-complex="12pt"/>
    </style:style>
    <style:style style:name="P138" style:family="paragraph" style:parent-style-name="Standard">
      <style:text-properties fo:font-size="12pt" style:text-underline-style="none" officeooo:rsid="00eba2a3" officeooo:paragraph-rsid="00eba2a3" style:font-size-asian="10.5pt" style:font-size-complex="12pt"/>
    </style:style>
    <style:style style:name="P139" style:family="paragraph" style:parent-style-name="Standard">
      <style:text-properties fo:font-size="12pt" style:text-underline-style="none" officeooo:rsid="00eca973" officeooo:paragraph-rsid="00eca973" style:font-size-asian="10.5pt" style:font-size-complex="12pt"/>
    </style:style>
    <style:style style:name="P140" style:family="paragraph" style:parent-style-name="Standard">
      <style:text-properties fo:font-size="12pt" style:text-underline-style="none" officeooo:rsid="00ed180f" officeooo:paragraph-rsid="00ed180f" style:font-size-asian="10.5pt" style:font-size-complex="12pt"/>
    </style:style>
    <style:style style:name="P141" style:family="paragraph" style:parent-style-name="Standard">
      <style:text-properties fo:font-size="12pt" style:text-underline-style="none" officeooo:rsid="00edb8ad" officeooo:paragraph-rsid="00edb8ad" style:font-size-asian="10.5pt" style:font-size-complex="12pt"/>
    </style:style>
    <style:style style:name="P142" style:family="paragraph" style:parent-style-name="Standard">
      <style:text-properties fo:font-size="12pt" style:text-underline-style="none" officeooo:rsid="00f68410" officeooo:paragraph-rsid="00f68410" style:font-size-asian="10.5pt" style:font-size-complex="12pt"/>
    </style:style>
    <style:style style:name="P143"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4" style:family="paragraph" style:parent-style-name="Standard">
      <style:text-properties officeooo:rsid="00e2085e" officeooo:paragraph-rsid="00e2085e"/>
    </style:style>
    <style:style style:name="P145" style:family="paragraph" style:parent-style-name="Standard">
      <style:text-properties officeooo:rsid="00e3aabc" officeooo:paragraph-rsid="00e3aabc"/>
    </style:style>
    <style:style style:name="P146" style:family="paragraph" style:parent-style-name="Standard">
      <style:text-properties officeooo:rsid="00e487da" officeooo:paragraph-rsid="00e487da"/>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357"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58"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59"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60"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61" style:family="paragraph" style:parent-style-name="Standard">
      <style:text-properties officeooo:rsid="0043b333" officeooo:paragraph-rsid="00fea319"/>
    </style:style>
    <style:style style:name="P362" style:family="paragraph" style:parent-style-name="Standard">
      <style:text-properties officeooo:rsid="01042038" officeooo:paragraph-rsid="01042038"/>
    </style:style>
    <style:style style:name="P363" style:family="paragraph" style:parent-style-name="Standard">
      <style:text-properties officeooo:rsid="01042038" officeooo:paragraph-rsid="0105e2e5"/>
    </style:style>
    <style:style style:name="P364" style:family="paragraph" style:parent-style-name="Standard">
      <style:text-properties officeooo:rsid="01042038" officeooo:paragraph-rsid="014d1806"/>
    </style:style>
    <style:style style:name="P365" style:family="paragraph" style:parent-style-name="Standard">
      <style:text-properties officeooo:rsid="014beb9e" officeooo:paragraph-rsid="014d1806"/>
    </style:style>
    <style:style style:name="P366" style:family="paragraph" style:parent-style-name="Standard">
      <style:text-properties officeooo:paragraph-rsid="0155bfe0"/>
    </style:style>
    <style:style style:name="P367" style:family="paragraph" style:parent-style-name="Standard">
      <style:text-properties officeooo:paragraph-rsid="01b5dc1d"/>
    </style:style>
    <style:style style:name="P368" style:family="paragraph" style:parent-style-name="Standard">
      <style:text-properties officeooo:rsid="01f32b74" officeooo:paragraph-rsid="01f32b74"/>
    </style:style>
    <style:style style:name="P369" style:family="paragraph" style:parent-style-name="Text_20_body">
      <style:text-properties officeooo:rsid="0019de0a" officeooo:paragraph-rsid="0019de0a"/>
    </style:style>
    <style:style style:name="P370" style:family="paragraph" style:parent-style-name="Table_20_Contents">
      <style:text-properties officeooo:rsid="00d24909" officeooo:paragraph-rsid="00d24909"/>
    </style:style>
    <style:style style:name="P371" style:family="paragraph" style:parent-style-name="Table_20_Contents">
      <style:text-properties officeooo:rsid="00d24909" officeooo:paragraph-rsid="016465a0"/>
    </style:style>
    <style:style style:name="P372" style:family="paragraph" style:parent-style-name="Table_20_Contents">
      <style:text-properties officeooo:rsid="00d24909" officeooo:paragraph-rsid="01e7fc68"/>
    </style:style>
    <style:style style:name="P373" style:family="paragraph" style:parent-style-name="Table_20_Contents">
      <style:text-properties officeooo:rsid="00d62ad0" officeooo:paragraph-rsid="00d62ad0"/>
    </style:style>
    <style:style style:name="P374" style:family="paragraph" style:parent-style-name="Table_20_Contents">
      <style:text-properties officeooo:rsid="00d62ad0" officeooo:paragraph-rsid="016465a0"/>
    </style:style>
    <style:style style:name="P375" style:family="paragraph" style:parent-style-name="Table_20_Contents">
      <style:text-properties officeooo:rsid="00d62ad0" officeooo:paragraph-rsid="01c4924d"/>
    </style:style>
    <style:style style:name="P376" style:family="paragraph" style:parent-style-name="Table_20_Contents">
      <style:text-properties officeooo:rsid="00d62ad0" officeooo:paragraph-rsid="01e7fc68"/>
    </style:style>
    <style:style style:name="P377" style:family="paragraph" style:parent-style-name="Table_20_Contents">
      <style:text-properties officeooo:rsid="00d7d1f0" officeooo:paragraph-rsid="00d7d1f0"/>
    </style:style>
    <style:style style:name="P378" style:family="paragraph" style:parent-style-name="Table_20_Contents">
      <style:text-properties officeooo:rsid="00d7d1f0" officeooo:paragraph-rsid="016465a0"/>
    </style:style>
    <style:style style:name="P379" style:family="paragraph" style:parent-style-name="Table_20_Contents">
      <style:text-properties officeooo:rsid="00d7d1f0" officeooo:paragraph-rsid="01c4924d"/>
    </style:style>
    <style:style style:name="P380" style:family="paragraph" style:parent-style-name="Table_20_Contents">
      <style:text-properties officeooo:rsid="00d7d1f0" officeooo:paragraph-rsid="01e7fc68"/>
    </style:style>
    <style:style style:name="P381" style:family="paragraph" style:parent-style-name="Table_20_Contents">
      <style:text-properties officeooo:rsid="011dbf00" officeooo:paragraph-rsid="011dbf00"/>
    </style:style>
    <style:style style:name="P382" style:family="paragraph" style:parent-style-name="Table_20_Contents">
      <style:text-properties officeooo:paragraph-rsid="016465a0"/>
    </style:style>
    <style:style style:name="P383" style:family="paragraph" style:parent-style-name="Table_20_Contents">
      <style:text-properties officeooo:rsid="01c4924d" officeooo:paragraph-rsid="01c4924d"/>
    </style:style>
    <style:style style:name="P384" style:family="paragraph" style:parent-style-name="Table_20_Contents">
      <style:text-properties officeooo:rsid="01c4924d" officeooo:paragraph-rsid="01e7fc68"/>
    </style:style>
    <style:style style:name="P385" style:family="paragraph" style:parent-style-name="Table_20_Contents">
      <style:text-properties officeooo:paragraph-rsid="01e7fc68"/>
    </style:style>
    <style:style style:name="P386" style:family="paragraph" style:parent-style-name="Table_20_Contents">
      <style:text-properties officeooo:rsid="01f32b74" officeooo:paragraph-rsid="01f32b74"/>
    </style:style>
    <style:style style:name="P387"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388" style:family="paragraph" style:parent-style-name="Text_20_body" style:list-style-name="L33">
      <style:text-properties officeooo:rsid="008392b4" officeooo:paragraph-rsid="0085ea69"/>
    </style:style>
    <style:style style:name="P389"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390"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P391" style:family="paragraph" style:parent-style-name="Standard" style:list-style-name="L2">
      <style:text-properties style:text-line-through-style="solid" style:text-line-through-type="single" officeooo:rsid="0025f455" officeooo:paragraph-rsid="0026750a"/>
    </style:style>
    <style:style style:name="P392" style:family="paragraph" style:parent-style-name="Standard" style:list-style-name="L2">
      <style:text-properties officeooo:rsid="0025f455" officeooo:paragraph-rsid="0026750a"/>
    </style:style>
    <style:style style:name="P393" style:family="paragraph" style:parent-style-name="Standard" style:list-style-name="L3">
      <style:text-properties officeooo:rsid="0025f455" officeooo:paragraph-rsid="0026750a"/>
    </style:style>
    <style:style style:name="P394" style:family="paragraph" style:parent-style-name="Standard" style:list-style-name="L4">
      <style:text-properties officeooo:rsid="0025f455" officeooo:paragraph-rsid="0026750a"/>
    </style:style>
    <style:style style:name="P395" style:family="paragraph" style:parent-style-name="Standard" style:list-style-name="L3">
      <style:text-properties officeooo:rsid="002db1c6" officeooo:paragraph-rsid="002db1c6"/>
    </style:style>
    <style:style style:name="P396" style:family="paragraph" style:parent-style-name="Standard" style:list-style-name="L4">
      <style:text-properties officeooo:rsid="0026750a" officeooo:paragraph-rsid="0026750a"/>
    </style:style>
    <style:style style:name="P397" style:family="paragraph" style:parent-style-name="Standard" style:list-style-name="L5">
      <style:text-properties officeooo:rsid="00327991" officeooo:paragraph-rsid="00327991"/>
    </style:style>
    <style:style style:name="P398" style:family="paragraph" style:parent-style-name="Standard" style:list-style-name="L6">
      <style:text-properties officeooo:rsid="00327991" officeooo:paragraph-rsid="00327991"/>
    </style:style>
    <style:style style:name="P399" style:family="paragraph" style:parent-style-name="Standard" style:list-style-name="L7">
      <style:text-properties officeooo:rsid="00327991" officeooo:paragraph-rsid="00327991"/>
    </style:style>
    <style:style style:name="P400" style:family="paragraph" style:parent-style-name="Standard" style:list-style-name="L6">
      <style:text-properties officeooo:paragraph-rsid="00327991"/>
    </style:style>
    <style:style style:name="P401" style:family="paragraph" style:parent-style-name="Standard" style:list-style-name="L8">
      <style:text-properties officeooo:rsid="00259dad" officeooo:paragraph-rsid="00259dad"/>
    </style:style>
    <style:style style:name="P402" style:family="paragraph" style:parent-style-name="Standard" style:list-style-name="L9">
      <style:text-properties officeooo:rsid="00217a1f" officeooo:paragraph-rsid="00217a1f"/>
    </style:style>
    <style:style style:name="P403" style:family="paragraph" style:parent-style-name="Standard" style:list-style-name="L12">
      <style:text-properties officeooo:rsid="00217a1f" officeooo:paragraph-rsid="00217a1f"/>
    </style:style>
    <style:style style:name="P404" style:family="paragraph" style:parent-style-name="Standard" style:list-style-name="L9">
      <style:text-properties officeooo:rsid="001c4bac" officeooo:paragraph-rsid="001c4bac"/>
    </style:style>
    <style:style style:name="P405" style:family="paragraph" style:parent-style-name="Standard" style:list-style-name="L10">
      <style:text-properties officeooo:rsid="001c4bac" officeooo:paragraph-rsid="00217a1f"/>
    </style:style>
    <style:style style:name="P406" style:family="paragraph" style:parent-style-name="Standard" style:list-style-name="L10">
      <style:text-properties officeooo:rsid="001c4bac" officeooo:paragraph-rsid="001c4bac"/>
    </style:style>
    <style:style style:name="P407" style:family="paragraph" style:parent-style-name="Standard" style:list-style-name="L12">
      <style:text-properties officeooo:rsid="001c4bac" officeooo:paragraph-rsid="001c4bac"/>
    </style:style>
    <style:style style:name="P408" style:family="paragraph" style:parent-style-name="Standard" style:list-style-name="L11">
      <style:text-properties fo:font-weight="normal" officeooo:rsid="0034798c" officeooo:paragraph-rsid="0034798c" style:font-weight-asian="normal" style:font-weight-complex="normal"/>
    </style:style>
    <style:style style:name="P409" style:family="paragraph" style:parent-style-name="Standard" style:list-style-name="L14">
      <style:text-properties fo:font-weight="normal" officeooo:rsid="00ff462b" officeooo:paragraph-rsid="0100c76d" style:font-weight-asian="normal" style:font-weight-complex="normal"/>
    </style:style>
    <style:style style:name="P410" style:family="paragraph" style:parent-style-name="Standard" style:list-style-name="L13">
      <style:text-properties officeooo:rsid="0034dfd0" officeooo:paragraph-rsid="0034dfd0"/>
    </style:style>
    <style:style style:name="P411" style:family="paragraph" style:parent-style-name="Standard" style:list-style-name="L14">
      <style:text-properties officeooo:rsid="0039bf20" officeooo:paragraph-rsid="0039bf20"/>
    </style:style>
    <style:style style:name="P412" style:family="paragraph" style:parent-style-name="Standard" style:list-style-name="L14">
      <style:text-properties officeooo:rsid="0039bf20" officeooo:paragraph-rsid="00fea319"/>
    </style:style>
    <style:style style:name="P413" style:family="paragraph" style:parent-style-name="Standard" style:list-style-name="L14">
      <style:text-properties officeooo:rsid="003be1bf" officeooo:paragraph-rsid="003be1bf"/>
    </style:style>
    <style:style style:name="P414" style:family="paragraph" style:parent-style-name="Standard" style:list-style-name="L14">
      <style:text-properties officeooo:rsid="003be1bf" officeooo:paragraph-rsid="00fea319"/>
    </style:style>
    <style:style style:name="P415" style:family="paragraph" style:parent-style-name="Standard" style:list-style-name="L15">
      <style:text-properties officeooo:rsid="003be1bf" officeooo:paragraph-rsid="003be1bf"/>
    </style:style>
    <style:style style:name="P416" style:family="paragraph" style:parent-style-name="Standard" style:list-style-name="L14">
      <style:text-properties officeooo:rsid="0041004c" officeooo:paragraph-rsid="0041004c"/>
    </style:style>
    <style:style style:name="P417" style:family="paragraph" style:parent-style-name="Standard" style:list-style-name="L14">
      <style:text-properties officeooo:rsid="0041004c" officeooo:paragraph-rsid="00fea319"/>
    </style:style>
    <style:style style:name="P418" style:family="paragraph" style:parent-style-name="Standard" style:list-style-name="L14">
      <style:text-properties officeooo:rsid="004ccff6" officeooo:paragraph-rsid="004ccff6"/>
    </style:style>
    <style:style style:name="P419" style:family="paragraph" style:parent-style-name="Standard" style:list-style-name="L14">
      <style:text-properties officeooo:rsid="0043b333" officeooo:paragraph-rsid="0043b333"/>
    </style:style>
    <style:style style:name="P420" style:family="paragraph" style:parent-style-name="Standard" style:list-style-name="L14">
      <style:text-properties officeooo:rsid="0043b333" officeooo:paragraph-rsid="004a7c70"/>
    </style:style>
    <style:style style:name="P421" style:family="paragraph" style:parent-style-name="Standard" style:list-style-name="L14">
      <style:text-properties officeooo:rsid="0043b333" officeooo:paragraph-rsid="00fea319"/>
    </style:style>
    <style:style style:name="P422" style:family="paragraph" style:parent-style-name="Standard" style:list-style-name="L15">
      <style:text-properties officeooo:rsid="003e29dc" officeooo:paragraph-rsid="003e29dc"/>
    </style:style>
    <style:style style:name="P423" style:family="paragraph" style:parent-style-name="Standard" style:list-style-name="L16">
      <style:text-properties officeooo:rsid="002aed63" officeooo:paragraph-rsid="005011ee"/>
    </style:style>
    <style:style style:name="P424" style:family="paragraph" style:parent-style-name="Standard" style:list-style-name="L16">
      <style:text-properties officeooo:rsid="002b2f6f" officeooo:paragraph-rsid="005011ee"/>
    </style:style>
    <style:style style:name="P425" style:family="paragraph" style:parent-style-name="Standard" style:list-style-name="L17">
      <style:text-properties officeooo:paragraph-rsid="00512b8a"/>
    </style:style>
    <style:style style:name="P426" style:family="paragraph" style:parent-style-name="Standard" style:list-style-name="L17">
      <style:text-properties officeooo:rsid="00512b8a" officeooo:paragraph-rsid="00512b8a"/>
    </style:style>
    <style:style style:name="P427" style:family="paragraph" style:parent-style-name="Standard" style:list-style-name="L17">
      <style:text-properties officeooo:rsid="005195fe" officeooo:paragraph-rsid="00a95ae8"/>
    </style:style>
    <style:style style:name="P428" style:family="paragraph" style:parent-style-name="Standard" style:list-style-name="L17">
      <style:text-properties officeooo:rsid="005195fe" officeooo:paragraph-rsid="005195fe"/>
    </style:style>
    <style:style style:name="P429" style:family="paragraph" style:parent-style-name="Standard" style:list-style-name="L17">
      <style:text-properties officeooo:rsid="0052d138" officeooo:paragraph-rsid="0052d138"/>
    </style:style>
    <style:style style:name="P430" style:family="paragraph" style:parent-style-name="Standard" style:list-style-name="L17">
      <style:text-properties officeooo:rsid="0051e3a4" officeooo:paragraph-rsid="0051e3a4"/>
    </style:style>
    <style:style style:name="P431" style:family="paragraph" style:parent-style-name="Standard" style:list-style-name="L18">
      <style:text-properties officeooo:rsid="005758b2" officeooo:paragraph-rsid="005758b2"/>
    </style:style>
    <style:style style:name="P432" style:family="paragraph" style:parent-style-name="Standard" style:list-style-name="L21">
      <style:text-properties officeooo:rsid="005758b2" officeooo:paragraph-rsid="005758b2"/>
    </style:style>
    <style:style style:name="P433" style:family="paragraph" style:parent-style-name="Standard" style:list-style-name="L21">
      <style:text-properties officeooo:rsid="005758b2" officeooo:paragraph-rsid="006a5078"/>
    </style:style>
    <style:style style:name="P434" style:family="paragraph" style:parent-style-name="Standard" style:list-style-name="L20">
      <style:text-properties officeooo:rsid="005758b2" officeooo:paragraph-rsid="005758b2"/>
    </style:style>
    <style:style style:name="P435" style:family="paragraph" style:parent-style-name="Standard" style:list-style-name="L22">
      <style:text-properties officeooo:rsid="005758b2" officeooo:paragraph-rsid="005758b2"/>
    </style:style>
    <style:style style:name="P436" style:family="paragraph" style:parent-style-name="Standard" style:list-style-name="L23">
      <style:text-properties officeooo:rsid="005758b2" officeooo:paragraph-rsid="00690f49"/>
    </style:style>
    <style:style style:name="P437" style:family="paragraph" style:parent-style-name="Standard" style:list-style-name="L23">
      <style:text-properties officeooo:rsid="005758b2" officeooo:paragraph-rsid="006e64bf"/>
    </style:style>
    <style:style style:name="P438" style:family="paragraph" style:parent-style-name="Standard" style:list-style-name="L23">
      <style:text-properties officeooo:rsid="005758b2" officeooo:paragraph-rsid="00a07a52"/>
    </style:style>
    <style:style style:name="P439" style:family="paragraph" style:parent-style-name="Standard" style:list-style-name="L19">
      <style:text-properties officeooo:rsid="005bae40" officeooo:paragraph-rsid="005bae40"/>
    </style:style>
    <style:style style:name="P440" style:family="paragraph" style:parent-style-name="Standard" style:list-style-name="L20">
      <style:text-properties officeooo:rsid="005fad0a" officeooo:paragraph-rsid="005fad0a"/>
    </style:style>
    <style:style style:name="P441" style:family="paragraph" style:parent-style-name="Standard" style:list-style-name="L20">
      <style:text-properties officeooo:rsid="005e439d" officeooo:paragraph-rsid="006acf19"/>
    </style:style>
    <style:style style:name="P442" style:family="paragraph" style:parent-style-name="Standard" style:list-style-name="L20">
      <style:text-properties officeooo:rsid="005e439d" officeooo:paragraph-rsid="00a43ae3"/>
    </style:style>
    <style:style style:name="P443" style:family="paragraph" style:parent-style-name="Standard" style:list-style-name="L23">
      <style:text-properties officeooo:rsid="005e439d" officeooo:paragraph-rsid="00690f49"/>
    </style:style>
    <style:style style:name="P444" style:family="paragraph" style:parent-style-name="Standard" style:list-style-name="L20">
      <style:text-properties officeooo:rsid="00a43ae3" officeooo:paragraph-rsid="00a43ae3"/>
    </style:style>
    <style:style style:name="P445" style:family="paragraph" style:parent-style-name="Standard" style:list-style-name="L21">
      <style:text-properties officeooo:rsid="0062271a" officeooo:paragraph-rsid="006acf19"/>
    </style:style>
    <style:style style:name="P446" style:family="paragraph" style:parent-style-name="Standard" style:list-style-name="L22">
      <style:text-properties officeooo:rsid="0058c3e7" officeooo:paragraph-rsid="0058c3e7"/>
    </style:style>
    <style:style style:name="P447" style:family="paragraph" style:parent-style-name="Standard" style:list-style-name="L22">
      <style:text-properties officeooo:rsid="006ce341" officeooo:paragraph-rsid="006ce341"/>
    </style:style>
    <style:style style:name="P448" style:family="paragraph" style:parent-style-name="Standard" style:list-style-name="L23">
      <style:text-properties officeooo:rsid="00a1a6fd" officeooo:paragraph-rsid="00a1a6fd"/>
    </style:style>
    <style:style style:name="P449" style:family="paragraph" style:parent-style-name="Standard" style:list-style-name="L23">
      <style:text-properties officeooo:rsid="0089664a" officeooo:paragraph-rsid="0089664a"/>
    </style:style>
    <style:style style:name="P450" style:family="paragraph" style:parent-style-name="Standard" style:list-style-name="L33">
      <style:text-properties officeooo:rsid="0089664a" officeooo:paragraph-rsid="0089664a"/>
    </style:style>
    <style:style style:name="P451" style:family="paragraph" style:parent-style-name="Standard" style:list-style-name="L23">
      <style:text-properties officeooo:rsid="005d86d0" officeooo:paragraph-rsid="005758b2"/>
    </style:style>
    <style:style style:name="P452" style:family="paragraph" style:parent-style-name="Standard" style:list-style-name="L23">
      <style:text-properties officeooo:rsid="0067b928" officeooo:paragraph-rsid="0067b928"/>
    </style:style>
    <style:style style:name="P453" style:family="paragraph" style:parent-style-name="Standard" style:list-style-name="L24">
      <style:text-properties officeooo:rsid="006e64bf" officeooo:paragraph-rsid="006e64bf"/>
    </style:style>
    <style:style style:name="P454" style:family="paragraph" style:parent-style-name="Standard" style:list-style-name="L24">
      <style:text-properties officeooo:rsid="006a5078" officeooo:paragraph-rsid="006a5078"/>
    </style:style>
    <style:style style:name="P455" style:family="paragraph" style:parent-style-name="Standard" style:list-style-name="L25">
      <style:text-properties officeooo:rsid="007004f0" officeooo:paragraph-rsid="007004f0"/>
    </style:style>
    <style:style style:name="P456" style:family="paragraph" style:parent-style-name="Standard" style:list-style-name="L26">
      <style:text-properties officeooo:rsid="007004f0" officeooo:paragraph-rsid="00744a4d"/>
    </style:style>
    <style:style style:name="P457" style:family="paragraph" style:parent-style-name="Standard" style:list-style-name="L26">
      <style:text-properties officeooo:rsid="00744a4d" officeooo:paragraph-rsid="00744a4d"/>
    </style:style>
    <style:style style:name="P458" style:family="paragraph" style:parent-style-name="Standard" style:list-style-name="L27">
      <style:text-properties officeooo:paragraph-rsid="0077ca79"/>
    </style:style>
    <style:style style:name="P459" style:family="paragraph" style:parent-style-name="Standard" style:list-style-name="L27">
      <style:text-properties officeooo:rsid="0077ca79" officeooo:paragraph-rsid="0077ca79"/>
    </style:style>
    <style:style style:name="P460" style:family="paragraph" style:parent-style-name="Standard" style:list-style-name="L27">
      <style:text-properties officeooo:rsid="0079b577" officeooo:paragraph-rsid="0079b577"/>
    </style:style>
    <style:style style:name="P461" style:family="paragraph" style:parent-style-name="Standard" style:list-style-name="L28">
      <style:text-properties officeooo:rsid="0079dab1" officeooo:paragraph-rsid="0079dab1"/>
    </style:style>
    <style:style style:name="P462" style:family="paragraph" style:parent-style-name="Standard" style:list-style-name="L29">
      <style:text-properties officeooo:rsid="008269ad" officeooo:paragraph-rsid="0080409e"/>
    </style:style>
    <style:style style:name="P463" style:family="paragraph" style:parent-style-name="Standard" style:list-style-name="L30">
      <style:text-properties officeooo:rsid="0085ea69" officeooo:paragraph-rsid="0085ea69"/>
    </style:style>
    <style:style style:name="P464" style:family="paragraph" style:parent-style-name="Standard" style:list-style-name="L34">
      <style:text-properties officeooo:rsid="0085ea69" officeooo:paragraph-rsid="00930fe7"/>
    </style:style>
    <style:style style:name="P465" style:family="paragraph" style:parent-style-name="Standard" style:list-style-name="L30">
      <style:text-properties officeooo:rsid="0080409e" officeooo:paragraph-rsid="008336a4"/>
    </style:style>
    <style:style style:name="P466" style:family="paragraph" style:parent-style-name="Standard" style:list-style-name="L31">
      <style:text-properties officeooo:rsid="0080409e" officeooo:paragraph-rsid="0080409e"/>
    </style:style>
    <style:style style:name="P467" style:family="paragraph" style:parent-style-name="Standard" style:list-style-name="L30">
      <style:text-properties officeooo:rsid="008336a4" officeooo:paragraph-rsid="008336a4"/>
    </style:style>
    <style:style style:name="P468" style:family="paragraph" style:parent-style-name="Standard" style:list-style-name="L32">
      <style:text-properties officeooo:rsid="008336a4" officeooo:paragraph-rsid="008336a4"/>
    </style:style>
    <style:style style:name="P469" style:family="paragraph" style:parent-style-name="Standard" style:list-style-name="L33">
      <style:text-properties officeooo:rsid="008336a4" officeooo:paragraph-rsid="008336a4"/>
    </style:style>
    <style:style style:name="P470" style:family="paragraph" style:parent-style-name="Standard" style:list-style-name="L37">
      <style:text-properties officeooo:rsid="008336a4" officeooo:paragraph-rsid="008336a4"/>
    </style:style>
    <style:style style:name="P471" style:family="paragraph" style:parent-style-name="Standard" style:list-style-name="L37">
      <style:text-properties officeooo:rsid="008336a4" officeooo:paragraph-rsid="009b04e5"/>
    </style:style>
    <style:style style:name="P472" style:family="paragraph" style:parent-style-name="Standard" style:list-style-name="L30">
      <style:text-properties officeooo:rsid="0087e2dc" officeooo:paragraph-rsid="0087e2dc"/>
    </style:style>
    <style:style style:name="P473" style:family="paragraph" style:parent-style-name="Standard" style:list-style-name="L31">
      <style:text-properties officeooo:rsid="008392b4" officeooo:paragraph-rsid="008392b4"/>
    </style:style>
    <style:style style:name="P474" style:family="paragraph" style:parent-style-name="Standard" style:list-style-name="L33">
      <style:text-properties officeooo:rsid="008392b4" officeooo:paragraph-rsid="008392b4"/>
    </style:style>
    <style:style style:name="P475" style:family="paragraph" style:parent-style-name="Standard" style:list-style-name="L33">
      <style:text-properties officeooo:rsid="008392b4" officeooo:paragraph-rsid="00930fe7"/>
    </style:style>
    <style:style style:name="P476" style:family="paragraph" style:parent-style-name="Standard" style:list-style-name="L31">
      <style:text-properties officeooo:rsid="0082ef1d" officeooo:paragraph-rsid="0082ef1d"/>
    </style:style>
    <style:style style:name="P477" style:family="paragraph" style:parent-style-name="Standard" style:list-style-name="L34">
      <style:text-properties officeooo:paragraph-rsid="00930fe7"/>
    </style:style>
    <style:style style:name="P478" style:family="paragraph" style:parent-style-name="Standard" style:list-style-name="L35">
      <style:text-properties officeooo:paragraph-rsid="00930fe7"/>
    </style:style>
    <style:style style:name="P479" style:family="paragraph" style:parent-style-name="Standard" style:list-style-name="L33">
      <style:text-properties officeooo:rsid="0089ae9c" officeooo:paragraph-rsid="0089ae9c"/>
    </style:style>
    <style:style style:name="P480" style:family="paragraph" style:parent-style-name="Standard" style:list-style-name="L33">
      <style:text-properties officeooo:rsid="0089ae9c" officeooo:paragraph-rsid="009454d4"/>
    </style:style>
    <style:style style:name="P481" style:family="paragraph" style:parent-style-name="Standard" style:list-style-name="L33">
      <style:text-properties officeooo:rsid="00913785" officeooo:paragraph-rsid="00913785"/>
    </style:style>
    <style:style style:name="P482" style:family="paragraph" style:parent-style-name="Standard" style:list-style-name="L33">
      <style:text-properties officeooo:rsid="00907f97" officeooo:paragraph-rsid="00907f97"/>
    </style:style>
    <style:style style:name="P483" style:family="paragraph" style:parent-style-name="Standard" style:list-style-name="L36">
      <style:text-properties officeooo:rsid="00907f97" officeooo:paragraph-rsid="00907f97"/>
    </style:style>
    <style:style style:name="P484" style:family="paragraph" style:parent-style-name="Standard" style:list-style-name="L36">
      <style:text-properties officeooo:paragraph-rsid="00907f97"/>
    </style:style>
    <style:style style:name="P485" style:family="paragraph" style:parent-style-name="Standard" style:list-style-name="L37">
      <style:text-properties officeooo:rsid="0099944a" officeooo:paragraph-rsid="009b04e5"/>
    </style:style>
    <style:style style:name="P486" style:family="paragraph" style:parent-style-name="Standard" style:list-style-name="L38">
      <style:text-properties officeooo:rsid="00ad094e" officeooo:paragraph-rsid="00ad094e"/>
    </style:style>
    <style:style style:name="P487" style:family="paragraph" style:parent-style-name="Standard" style:list-style-name="L38">
      <style:text-properties officeooo:rsid="00ad094e" officeooo:paragraph-rsid="00ada181"/>
    </style:style>
    <style:style style:name="P488" style:family="paragraph" style:parent-style-name="Standard" style:list-style-name="L39">
      <style:text-properties officeooo:rsid="00ad094e" officeooo:paragraph-rsid="00ad094e"/>
    </style:style>
    <style:style style:name="P489" style:family="paragraph" style:parent-style-name="Standard" style:list-style-name="L40">
      <style:text-properties officeooo:rsid="00b7d5fe" officeooo:paragraph-rsid="00b7d5fe"/>
    </style:style>
    <style:style style:name="P490" style:family="paragraph" style:parent-style-name="Standard" style:list-style-name="L41">
      <style:text-properties officeooo:rsid="00b837c4" officeooo:paragraph-rsid="00b837c4"/>
    </style:style>
    <style:style style:name="P491" style:family="paragraph" style:parent-style-name="Standard" style:list-style-name="L42">
      <style:text-properties officeooo:rsid="00b6cec8" officeooo:paragraph-rsid="00b6cec8"/>
    </style:style>
    <style:style style:name="P492" style:family="paragraph" style:parent-style-name="Standard" style:list-style-name="L43">
      <style:text-properties officeooo:rsid="00d24909" officeooo:paragraph-rsid="00d24909"/>
    </style:style>
    <style:style style:name="P493" style:family="paragraph" style:parent-style-name="Standard" style:list-style-name="L44">
      <style:text-properties officeooo:rsid="00d375c5" officeooo:paragraph-rsid="00d375c5"/>
    </style:style>
    <style:style style:name="P494" style:family="paragraph" style:parent-style-name="Standard" style:list-style-name="L44">
      <style:text-properties officeooo:rsid="00d375c5" officeooo:paragraph-rsid="011f4168"/>
    </style:style>
    <style:style style:name="P495" style:family="paragraph" style:parent-style-name="Standard" style:list-style-name="L44">
      <style:text-properties fo:font-weight="bold" officeooo:rsid="00d375c5" officeooo:paragraph-rsid="00d375c5" style:font-weight-asian="bold" style:font-weight-complex="bold"/>
    </style:style>
    <style:style style:name="P496" style:family="paragraph" style:parent-style-name="Standard" style:list-style-name="L14">
      <style:text-properties fo:font-weight="bold" officeooo:rsid="0039bf20" officeooo:paragraph-rsid="00fea319" style:font-weight-asian="bold" style:font-weight-complex="bold"/>
    </style:style>
    <style:style style:name="P497" style:family="paragraph" style:parent-style-name="Standard" style:list-style-name="L14">
      <style:text-properties fo:font-weight="bold" officeooo:rsid="0100c76d" officeooo:paragraph-rsid="0100c76d" style:font-weight-asian="bold" style:font-weight-complex="bold"/>
    </style:style>
    <style:style style:name="P498" style:family="paragraph" style:parent-style-name="Standard" style:list-style-name="L14">
      <style:text-properties fo:font-weight="bold" officeooo:rsid="0041004c" officeooo:paragraph-rsid="00fea319" style:font-weight-asian="bold" style:font-weight-complex="bold"/>
    </style:style>
    <style:style style:name="P499" style:family="paragraph" style:parent-style-name="Standard" style:list-style-name="L14">
      <style:text-properties fo:font-weight="bold" officeooo:rsid="004ccff6" officeooo:paragraph-rsid="00fea319" style:font-weight-asian="bold" style:font-weight-complex="bold"/>
    </style:style>
    <style:style style:name="P50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0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0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0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0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0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0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0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08"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09"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10"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11"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1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13"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1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1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16"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1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1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19"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2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2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2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23"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524"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525"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526"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27"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28"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5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5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5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532" style:family="paragraph" style:parent-style-name="Standard" style:list-style-name="L14">
      <style:text-properties officeooo:rsid="0100c76d" officeooo:paragraph-rsid="0100c76d"/>
    </style:style>
    <style:style style:name="P533" style:family="paragraph" style:parent-style-name="Standard" style:list-style-name="L14">
      <style:text-properties officeooo:rsid="00ff462b" officeooo:paragraph-rsid="00ff462b"/>
    </style:style>
    <style:style style:name="P534" style:family="paragraph" style:parent-style-name="Standard" style:list-style-name="L14">
      <style:text-properties officeooo:rsid="0181830d" officeooo:paragraph-rsid="0181830d"/>
    </style:style>
    <style:style style:name="P535" style:family="paragraph" style:parent-style-name="Standard" style:list-style-name="L14">
      <style:text-properties officeooo:rsid="01845863" officeooo:paragraph-rsid="01845863"/>
    </style:style>
    <style:style style:name="P536" style:family="paragraph" style:parent-style-name="Standard" style:list-style-name="L46">
      <style:text-properties officeooo:rsid="01071997" officeooo:paragraph-rsid="01071997"/>
    </style:style>
    <style:style style:name="P537" style:family="paragraph" style:parent-style-name="Standard" style:list-style-name="L46">
      <style:text-properties officeooo:rsid="01071997" officeooo:paragraph-rsid="010a032d"/>
    </style:style>
    <style:style style:name="P538" style:family="paragraph" style:parent-style-name="Standard" style:list-style-name="L46">
      <style:text-properties officeooo:rsid="01071997" officeooo:paragraph-rsid="014d1806"/>
    </style:style>
    <style:style style:name="P539" style:family="paragraph" style:parent-style-name="Standard" style:list-style-name="L46">
      <style:text-properties officeooo:rsid="01042038" officeooo:paragraph-rsid="01071997"/>
    </style:style>
    <style:style style:name="P540" style:family="paragraph" style:parent-style-name="Standard" style:list-style-name="L46">
      <style:text-properties officeooo:rsid="01042038" officeooo:paragraph-rsid="014d1806"/>
    </style:style>
    <style:style style:name="P541" style:family="paragraph" style:parent-style-name="Standard" style:list-style-name="L46">
      <style:text-properties officeooo:rsid="0109221d" officeooo:paragraph-rsid="010bb800"/>
    </style:style>
    <style:style style:name="P542" style:family="paragraph" style:parent-style-name="Standard" style:list-style-name="L46">
      <style:text-properties officeooo:rsid="0109221d" officeooo:paragraph-rsid="014d1806"/>
    </style:style>
    <style:style style:name="P543" style:family="paragraph" style:parent-style-name="Standard" style:list-style-name="L46">
      <style:text-properties officeooo:rsid="010bb800" officeooo:paragraph-rsid="010bb800"/>
    </style:style>
    <style:style style:name="P544" style:family="paragraph" style:parent-style-name="Standard" style:list-style-name="L56">
      <style:text-properties officeooo:rsid="01b5dc1d" officeooo:paragraph-rsid="01b5dc1d"/>
    </style:style>
    <style:style style:name="P545" style:family="paragraph" style:parent-style-name="Standard" style:list-style-name="L56">
      <style:text-properties officeooo:rsid="01b5dc1d" officeooo:paragraph-rsid="01b73207"/>
    </style:style>
    <style:style style:name="P546" style:family="paragraph" style:parent-style-name="Standard">
      <style:text-properties officeooo:paragraph-rsid="0212ef7a"/>
    </style:style>
    <style:style style:name="P547"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548"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549"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550"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551" style:family="paragraph" style:parent-style-name="Table_20_Contents">
      <style:paragraph-properties fo:text-align="center" style:justify-single-word="false"/>
      <style:text-properties style:font-name="Slack-Lato" fo:font-size="10.5pt" style:font-size-asian="10.5pt" style:font-size-complex="10.5pt"/>
    </style:style>
    <style:style style:name="P552"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553"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554"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555" style:family="paragraph" style:parent-style-name="Table_20_Contents">
      <style:paragraph-properties fo:text-align="center" style:justify-single-word="false"/>
      <style:text-properties style:font-name="Slack-Lato" fo:font-size="10.5pt" officeooo:rsid="02109f3a" officeooo:paragraph-rsid="02109f3a" style:font-size-asian="10.5pt" style:font-size-complex="10.5pt"/>
    </style:style>
    <style:style style:name="P556"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557"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558"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559"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69"><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3023336913819134516" text:style-name="L1">
        <text:list-item>
          <text:p text:style-name="P389"><text:span text:style-name="T6">解説ビデオの論文に対して、</text:span><text:span text:style-name="T5">Twitter</text:span><text:span text:style-name="T6">の動向を分析する​</text:span></text:p>
        </text:list-item>
        <text:list-item>
          <text:p text:style-name="P390">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1373950486241466847" text:style-name="L2">
        <text:list-item>
          <text:p text:style-name="P391">cs.LG 19.01~19.03 → <text:s/>발표 후 1년 간 동향 관찰에 적합</text:p>
          <text:list>
            <text:list-item>
              <text:p text:style-name="P39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8783928491722452670" text:style-name="L3">
        <text:list-item>
          <text:p text:style-name="P393">논문 데이터셋으로 전체 검색(;)</text:p>
        </text:list-item>
        <text:list-item>
          <text:p text:style-name="P393">유명 ai채널?</text:p>
          <text:list>
            <text:list-item>
              <text:p text:style-name="P393">예를들어, 논문 데이터셋 내의 arxiv url 언급 컨텐츠가 n개 이상</text:p>
              <text:list>
                <text:list-item>
                  <text:p text:style-name="P395">+내용이 논문 해설 비디오</text:p>
                </text:list-item>
                <text:list-item>
                  <text:p text:style-name="P393">논문 데이터셋에 분야/기간이 있다면, 해당 채널의 분야에 대한 관심도 지표의 추이 측정 가능</text:p>
                </text:list-item>
              </text:list>
            </text:list-item>
            <text:list-item>
              <text:p text:style-name="P393">+ (구독자 수, 뷰 수… / 운영일) &gt; m</text:p>
            </text:list-item>
          </text:list>
        </text:list-item>
      </text:list>
      <text:p text:style-name="P46">비디오 데이터셋 예시</text:p>
      <text:list xml:id="list5467263292001001420" text:style-name="L4">
        <text:list-item>
          <text:p text:style-name="P394">논문 데이터셋으로 전체 검색(;)</text:p>
        </text:list-item>
        <text:list-item>
          <text:p text:style-name="P394">채널 데이터셋에서 논문 관련 컨텐츠 검색</text:p>
          <text:list>
            <text:list-item>
              <text:p text:style-name="P394">키워드 → 프리프린트엔 키워드 없음…</text:p>
            </text:list-item>
            <text:list-item>
              <text:p text:style-name="P396">url</text:p>
            </text:list-item>
            <text:list-item>
              <text:p text:style-name="P396">타이틀 그대로</text:p>
            </text:list-item>
          </text:list>
        </text:list-item>
      </text:list>
      <text:p text:style-name="P50">인용 데이터셋 예시</text:p>
      <text:list xml:id="list2123134018499087792" text:style-name="L5">
        <text:list-item>
          <text:p text:style-name="P397">arxiv→Semantic Scholar API</text:p>
        </text:list-item>
      </text:list>
      <text:list xml:id="list1299288657531572071" text:style-name="L6">
        <text:list-item>
          <text:list>
            <text:list-item>
              <text:p text:style-name="P400"><text:a xlink:type="simple" xlink:href="https://api.semanticscholar.org/" text:style-name="Internet_20_link" text:visited-style-name="Visited_20_Internet_20_Link">https://api.semanticscholar.org/</text:a></text:p>
            </text:list-item>
            <text:list-item>
              <text:p text:style-name="P398">Accessible Paper Identifiers and Examples:</text:p>
            </text:list-item>
          </text:list>
        </text:list-item>
      </text:list>
      <text:list xml:id="list4145602909196401511" text:style-name="L7">
        <text:list-item>
          <text:list>
            <text:list-item>
              <text:list>
                <text:list-item>
                  <text:p text:style-name="P399">S2 Paper ID : https://api.semanticscholar.org/v1/paper/0796f6cd7f0403a854d67d525e9b32af3b277331</text:p>
                </text:list-item>
                <text:list-item>
                  <text:p text:style-name="P399">DOI : https://api.semanticscholar.org/v1/paper/10.1038/nrn3241</text:p>
                </text:list-item>
                <text:list-item>
                  <text:p text:style-name="P399">ArXiv ID : https://api.semanticscholar.org/v1/paper/arXiv:1705.10311</text:p>
                </text:list-item>
                <text:list-item>
                  <text:p text:style-name="P399">MAG ID : https://api.semanticscholar.org/v1/paper/MAG:112218234</text:p>
                </text:list-item>
                <text:list-item>
                  <text:p text:style-name="P399">ACL ID : https://api.semanticscholar.org/v1/paper/ACL:W12-3903</text:p>
                </text:list-item>
                <text:list-item>
                  <text:p text:style-name="P399">PubMed ID : https://api.semanticscholar.org/v1/paper/PMID:19872477</text:p>
                </text:list-item>
                <text:list-item>
                  <text:p text:style-name="P39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93108071533004" text:continue-list="list2123134018499087792" text:style-name="L5">
        <text:list-item>
          <text:p text:style-name="P397">Semantic Scholar JSON→ Scopus (API?)에서 발행 날짜 수집</text:p>
        </text:list-item>
      </text:list>
      <text:p text:style-name="P49"/>
      <text:p text:style-name="P45"/>
      <text:p text:style-name="P12">1. 유튜브 비디오 통계(정성적)</text:p>
      <text:p text:style-name="P45">데이터셋 예시</text:p>
      <text:list xml:id="list2767916844063262278" text:style-name="L8">
        <text:list-item>
          <text:p text:style-name="P401">cs.ML분야 2016~2019</text:p>
          <text:list>
            <text:list-item>
              <text:p text:style-name="P401"><text:tab/></text:p>
            </text:list-item>
          </text:list>
        </text:list-item>
      </text:list>
      <text:p text:style-name="P45">기본 제공 속성</text:p>
      <text:list xml:id="list4848628478629340894" text:style-name="L9">
        <text:list-item>
          <text:p text:style-name="P402">-채널</text:p>
        </text:list-item>
        <text:list-item>
          <text:p text:style-name="P402">-길이</text:p>
        </text:list-item>
        <text:list-item>
          <text:p text:style-name="P404">-공개일</text:p>
        </text:list-item>
        <text:list-item>
          <text:p text:style-name="P404">-라이브스트리밍?</text:p>
        </text:list-item>
        <text:list-item>
          <text:p text:style-name="P404">-카운트(누계)</text:p>
        </text:list-item>
      </text:list>
      <text:p text:style-name="P40"><text:soft-page-break/>커스텀 속성</text:p>
      <text:list xml:id="list7281547908087063922" text:style-name="L10">
        <text:list-item>
          <text:p text:style-name="P405">-유저 타입</text:p>
          <text:list>
            <text:list-item>
              <text:p text:style-name="P405">-개인</text:p>
              <text:list>
                <text:list-item>
                  <text:p text:style-name="P405">-일반인</text:p>
                </text:list-item>
                <text:list-item>
                  <text:p text:style-name="P405">-연구원</text:p>
                </text:list-item>
                <text:list-item>
                  <text:p text:style-name="P405">-전문가</text:p>
                </text:list-item>
                <text:list-item>
                  <text:p text:style-name="P405">-저널리스트</text:p>
                </text:list-item>
                <text:list-item>
                  <text:p text:style-name="P405">-기타</text:p>
                </text:list-item>
              </text:list>
            </text:list-item>
            <text:list-item>
              <text:p text:style-name="P405">-조직</text:p>
              <text:list>
                <text:list-item>
                  <text:p text:style-name="P405">-연구기관</text:p>
                </text:list-item>
                <text:list-item>
                  <text:p text:style-name="P405">-펀드</text:p>
                </text:list-item>
                <text:list-item>
                  <text:p text:style-name="P405">-시민 조직</text:p>
                </text:list-item>
                <text:list-item>
                  <text:p text:style-name="P405">-정부기관</text:p>
                </text:list-item>
                <text:list-item>
                  <text:p text:style-name="P405">-비즈니스</text:p>
                </text:list-item>
                <text:list-item>
                  <text:p text:style-name="P405">-미디어</text:p>
                </text:list-item>
                <text:list-item>
                  <text:p text:style-name="P405">-저널/출판</text:p>
                </text:list-item>
                <text:list-item>
                  <text:p text:style-name="P405">-기타</text:p>
                </text:list-item>
              </text:list>
            </text:list-item>
            <text:list-item>
              <text:p text:style-name="P405">-기타</text:p>
            </text:list-item>
          </text:list>
        </text:list-item>
        <text:list-item>
          <text:p text:style-name="P406">내용</text:p>
          <text:list>
            <text:list-item>
              <text:p text:style-name="P406">논문 해설</text:p>
              <text:list>
                <text:list-item>
                  <text:p text:style-name="P406">대상 논문 수:단수/복수</text:p>
                </text:list-item>
                <text:list-item>
                  <text:p text:style-name="P406">해설 강도:집중/간단</text:p>
                </text:list-item>
              </text:list>
            </text:list-item>
            <text:list-item>
              <text:p text:style-name="P406">대화/인터뷰</text:p>
            </text:list-item>
            <text:list-item>
              <text:p text:style-name="P406">일상</text:p>
            </text:list-item>
          </text:list>
        </text:list-item>
        <text:list-item>
          <text:p text:style-name="P406">커뮤니케이션</text:p>
          <text:list>
            <text:list-item>
              <text:p text:style-name="P406">코멘트</text:p>
              <text:list>
                <text:list-item>
                  <text:p text:style-name="P406">→ 유저 타입 통계</text:p>
                  <text:list>
                    <text:list-item>
                      <text:p text:style-name="P406">샘플 전체 <text:span text:style-name="T7">vs 대상 논문 분야별 비디오 전체(논문 해설 비디오 한정) vs 채널별 비디오 전체</text:span></text:p>
                    </text:list-item>
                    <text:list-item>
                      <text:p text:style-name="P406"/>
                    </text:list-item>
                  </text:list>
                </text:list-item>
              </text:list>
            </text:list-item>
          </text:list>
        </text:list-item>
      </text:list>
      <text:p text:style-name="P47"/>
      <text:p text:style-name="P47"/>
      <text:p text:style-name="P13">2. 유튜브와 트윗 간 상호작용</text:p>
      <text:list xml:id="list160032453224542430" text:style-name="L11">
        <text:list-item>
          <text:p text:style-name="P408">비디오 유무 그룹에 대한 트윗 통계 차이</text:p>
        </text:list-item>
      </text:list>
      <text:list xml:id="list6450705307238248240" text:style-name="L12">
        <text:list-item>
          <text:p text:style-name="P407">()논문 데이터셋 대상 언급 비디오</text:p>
        </text:list-item>
        <text:list-item>
          <text:p text:style-name="P407">언급(혹은 집중 해설)비디오 대상 논문의 (같은 분야)전후 논문 <text:span text:style-name="T7">url취득</text:span></text:p>
        </text:list-item>
        <text:list-item>
          <text:p text:style-name="P403">url로 유튜브 전체 검색</text:p>
          <text:list>
            <text:list-item>
              <text:p text:style-name="P403">존재→ 그 이전(다음) 논문으로 시도</text:p>
            </text:list-item>
            <text:list-item>
              <text:p text:style-name="P403">비존재→ 논문 채택</text:p>
            </text:list-item>
          </text:list>
        </text:list-item>
        <text:list-item>
          <text:p text:style-name="P403">논문에 대해 altmetric twitter수집</text:p>
        </text:list-item>
        <text:list-item>
          <text:p text:style-name="P403">비디오 유 그룹과 무 그룹 간 트윗 통계 비교</text:p>
        </text:list-item>
      </text:list>
      <text:p text:style-name="P39"/>
      <text:p text:style-name="P14">200521</text:p>
      <text:p text:style-name="P55">논문 데이터셋→ 비디오 데이터셋 수집</text:p>
      <text:list xml:id="list6019479843533435660" text:style-name="L13">
        <text:list-item>
          <text:p text:style-name="P410">논문 url로 유튜브 전체 검색 → 비디오 수집</text:p>
        </text:list-item>
        <text:list-item>
          <text:p text:style-name="P410">논문 altmetric twitter수집</text:p>
        </text:list-item>
        <text:list-item>
          <text:p text:style-name="P410">논문을 비디오 유무 그룹으로 나눠서</text:p>
        </text:list-item>
        <text:list-item>
          <text:p text:style-name="P41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5576959523610010170" text:style-name="L14">
        <text:list-item>
          <text:p text:style-name="P411">paper_explanation: 대상 논문 해설을 예고/논문의 진척, 새로운 결과 등을 소개(/논문 저자)</text:p>
          <text:list>
            <text:list-item>
              <text:p text:style-name="P411">대상 논문 해설할 것을 예고, 논문 제목을 명시해야함</text:p>
            </text:list-item>
            <text:list-item>
              <text:p text:style-name="P411">논문 원문의 일부가 표시되어야 함</text:p>
            </text:list-item>
            <text:list-item>
              <text:p text:style-name="P411">논문을 그냥 읽는 것도 포함</text:p>
            </text:list-item>
            <text:list-item>
              <text:p text:style-name="P411">형식: 프레젠테이션, 판서, ...</text:p>
            </text:list-item>
            <text:list-item>
              <text:p text:style-name="P411">청중이 학술 관련자(학회 발표<text:span text:style-name="T9">)</text:span></text:p>
            </text:list-item>
          </text:list>
        </text:list-item>
        <text:list-item>
          <text:p text:style-name="P411">paper_supplementary: 논문 내에서 supplementary로 명시/description에서 supplementary, demo 등을 명시</text:p>
        </text:list-item>
        <text:list-item>
          <text:p text:style-name="P411">paper_application: 논문의 수법, 기술을 적용, 활용한 독자적인 결과 영상, 소개</text:p>
        </text:list-item>
        <text:list-item>
          <text:p text:style-name="P413">paper_assessment: (논문 소개 후에) 논문 평가가 주요 내용</text:p>
        </text:list-item>
        <text:list-item>
          <text:p text:style-name="P413">paper_reference: 주제의 일환으로 논문의 존재나 관련된 내용을 언급할 뿐, 논문의 해설되지 않음/영상 중 논문 언급이 없음/연구</text:p>
          <text:list>
            <text:list-item>
              <text:p text:style-name="P416">초두에 논문 해설할 것을 명시하지 않음</text:p>
            </text:list-item>
            <text:list-item>
              <text:p text:style-name="P418">description상에 reference로 명시되어 있음</text:p>
            </text:list-item>
            <text:list-item>
              <text:p text:style-name="P416">논문 언급 분량이 적음</text:p>
            </text:list-item>
            <text:list-item>
              <text:p text:style-name="P416">논문 본문이 표시될 수 있음</text:p>
            </text:list-item>
            <text:list-item>
              <text:p text:style-name="P416">프레젠테이션일수도 있음</text:p>
            </text:list-item>
          </text:list>
        </text:list-item>
        <text:list-item>
          <text:p text:style-name="P419">news: 논문이 주 내용이나, 홍보가 주 목적, 설명은 있으나 해설이 주 목적이 아님</text:p>
          <text:list>
            <text:list-item>
              <text:p text:style-name="P419">청중이 일반인</text:p>
            </text:list-item>
          </text:list>
        </text:list-item>
        <text:list-item>
          <text:p text:style-name="P419">dialogue</text:p>
        </text:list-item>
        <text:list-item>
          <text:p text:style-name="P419">routine: </text:p>
          <text:list>
            <text:list-item>
              <text:p text:style-name="P420">논문 읽는 자신의 일상을 보여주는(…<text:span text:style-name="T10">)</text:span></text:p>
            </text:list-item>
          </text:list>
        </text:list-item>
      </text:list>
      <text:p text:style-name="P59">channels</text:p>
      <text:p text:style-name="P59">user_type</text:p>
      <text:list xml:id="list7548016959698887608" text:style-name="L15">
        <text:list-item>
          <text:p text:style-name="P415">individual_researchers: 연구 실적이 존재, 학생/교원/연구소 소속</text:p>
        </text:list-item>
        <text:list-item>
          <text:p text:style-name="P415">individual_citizens: 연관은 있으나 연구계에서의 역할이 불분명한 자. 연구조직 경영진 등</text:p>
        </text:list-item>
        <text:list-item>
          <text:p text:style-name="P415">individual_journalists: 종합적 이슈 소개</text:p>
        </text:list-item>
        <text:list-item>
          <text:p text:style-name="P415">individual_professionals: 전문직?</text:p>
        </text:list-item>
        <text:list-item>
          <text:p text:style-name="P415">researcher_community: 비영리 조직. 외부의 불특정 인물의 비교적 자유로운 참여가 가능</text:p>
        </text:list-item>
        <text:list-item>
          <text:p text:style-name="P415">researach_organization: 비영리 조직, 배타적 조직, 정식 조직</text:p>
        </text:list-item>
        <text:list-item>
          <text:p text:style-name="P415">funding</text:p>
        </text:list-item>
        <text:list-item>
          <text:p text:style-name="P415">public: 정부, 행정계</text:p>
        </text:list-item>
        <text:list-item>
          <text:p text:style-name="P415">publisher/journal</text:p>
        </text:list-item>
        <text:list-item>
          <text:p text:style-name="P422">civil_society: 시민사회조직</text:p>
        </text:list-item>
        <text:list-item>
          <text:p text:style-name="P415">media: 정식 사업 등록된 미디어</text:p>
        </text:list-item>
        <text:list-item>
          <text:p text:style-name="P415">business: 기업. 기업 내 연구조직은 이쪽.</text:p>
        </text:list-item>
        <text:list-item>
          <text:p text:style-name="P415"><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6392654454562330555" text:style-name="L16">
        <text:list-item>
          <text:p text:style-name="P423">비디오가 만들어진 논문 비율 적음. 현재 비디오는 보급X. 앞으로 논문 평가에 비디오가 유효하다는 인식이 생기면 비디오 비율 증가할 가능성이 높다</text:p>
          <text:list>
            <text:list-item>
              <text:p text:style-name="P424">Nature Science 비디오도 현재 시행착오 수준</text:p>
            </text:list-item>
            <text:list-item>
              <text:p text:style-name="P424"/>
            </text:list-item>
          </text:list>
        </text:list-item>
        <text:list-item>
          <text:p text:style-name="P424">구체적으로 비디오가 논문에 공헌한 예(피인용 뿐 아니라, 대중 인식에 기여한 점 ex인공지능 붐 초기 비디오를 통한 대중화 기여 케이스는 없는가?)</text:p>
        </text:list-item>
        <text:list-item>
          <text:p text:style-name="P424">SNS플랫폼에 따른 유저 타입 ex</text:p>
          <text:list>
            <text:list-item>
              <text:p text:style-name="P424">트위터: 전문가가 많이 활동 ← 이건 어떻게? 선행연구</text:p>
            </text:list-item>
            <text:list-item>
              <text:p text:style-name="P424">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2643279930255393706" text:style-name="L17">
        <text:list-item>
          <text:p text:style-name="P426">유튜브상의 학술 관련 영상 수 추이</text:p>
          <text:list>
            <text:list-item>
              <text:p text:style-name="P425">비디오 수?</text:p>
              <text:list>
                <text:list-item>
                  <text:p text:style-name="P426">Q= arxiv.org/science.sciencemag.org/... </text:p>
                  <text:list>
                    <text:list-item>
                      <text:p text:style-name="P427">q=science.sciencemag.org / <text:span text:style-name="T11">science.sciencemag.org/content</text:span></text:p>
                      <text:list>
                        <text:list-item>
                          <text:p text:style-name="P429">2005: 0</text:p>
                        </text:list-item>
                        <text:list-item>
                          <text:p text:style-name="P429">2006: 1/<text:span text:style-name="T13">0</text:span></text:p>
                        </text:list-item>
                        <text:list-item>
                          <text:p text:style-name="P430">2007: <text:span text:style-name="T12">6</text:span>/0</text:p>
                        </text:list-item>
                        <text:list-item>
                          <text:p text:style-name="P430">2008: <text:span text:style-name="T12">36</text:span>/3</text:p>
                        </text:list-item>
                        <text:list-item>
                          <text:p text:style-name="P428">2009: 51/<text:span text:style-name="T11">22</text:span></text:p>
                        </text:list-item>
                        <text:list-item>
                          <text:p text:style-name="P428">2010: 64/<text:span text:style-name="T11">38</text:span></text:p>
                        </text:list-item>
                        <text:list-item>
                          <text:p text:style-name="P428">2011: 113/<text:span text:style-name="T11">62</text:span></text:p>
                        </text:list-item>
                        <text:list-item>
                          <text:p text:style-name="P428">2012: 207/<text:span text:style-name="T11">84</text:span></text:p>
                        </text:list-item>
                        <text:list-item>
                          <text:p text:style-name="P428">2013: 310/<text:span text:style-name="T11">137</text:span></text:p>
                        </text:list-item>
                        <text:list-item>
                          <text:p text:style-name="P428">2014: 420/<text:span text:style-name="T11">210</text:span></text:p>
                        </text:list-item>
                        <text:list-item>
                          <text:p text:style-name="P428">2015: 557/<text:span text:style-name="T11">253</text:span></text:p>
                        </text:list-item>
                        <text:list-item>
                          <text:p text:style-name="P428">2016: 973/<text:span text:style-name="T11">300</text:span></text:p>
                        </text:list-item>
                        <text:list-item>
                          <text:p text:style-name="P428">2017: 1414/<text:span text:style-name="T11">504</text:span></text:p>
                        </text:list-item>
                        <text:list-item>
                          <text:p text:style-name="P428">2018: 2194/<text:span text:style-name="T11">784</text:span></text:p>
                        </text:list-item>
                        <text:list-item>
                          <text:p text:style-name="P428">2019: 2223/<text:span text:style-name="T11">1270</text:span></text:p>
                        </text:list-item>
                      </text:list>
                    </text:list-item>
                  </text:list>
                </text:list-item>
              </text:list>
            </text:list-item>
            <text:list-item>
              <text:p text:style-name="P425">채널 수?</text:p>
              <text:list>
                <text:list-item>
                  <text:p text:style-name="P426">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381670566913258444" text:style-name="L18">
        <text:list-item>
          <text:p text:style-name="P431">Science communication</text:p>
        </text:list-item>
        <text:list-item>
          <text:p text:style-name="P431">Scholarly communication</text:p>
        </text:list-item>
        <text:list-item>
          <text:p text:style-name="P431">Research communication: ?</text:p>
        </text:list-item>
      </text:list>
      <text:p text:style-name="P65"/>
      <text:p text:style-name="P64">배경</text:p>
      <text:p text:style-name="P66">과학에 있어서 커뮤니케이션</text:p>
      <text:list xml:id="list2173395781517561451" text:style-name="L19">
        <text:list-item>
          <text:p text:style-name="P439">학술 커뮤니케이션의 시작: 저널 출간</text:p>
        </text:list-item>
        <text:list-item>
          <text:p text:style-name="P439">과학 커뮤니케이션의 대두: 뉴스, 잡지 등</text:p>
        </text:list-item>
      </text:list>
      <text:p text:style-name="P69">과학 커뮤니케이션: 최근 온라인 미디어가 주목</text:p>
      <text:list xml:id="list1620639801750382453" text:style-name="L20">
        <text:list-item>
          <text:p text:style-name="P440">altmetric</text:p>
          <text:list>
            <text:list-item>
              <text:p text:style-name="P44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444">Twitter</text:p>
          <text:list>
            <text:list-item>
              <text:p text:style-name="P442">[2018,Didegah et al.]논문 언급 트위터에 관한 정성적 연구: 대부분 비생산적,단순확산 목적, 봇</text:p>
            </text:list-item>
          </text:list>
        </text:list-item>
      </text:list>
      <text:p text:style-name="P65"/>
      <text:p text:style-name="P65">유튜브는 마케팅/수익 플랫폼</text:p>
      <text:list xml:id="list2739783318808200903" text:style-name="L21">
        <text:list-item>
          <text:p text:style-name="P432">UGC<text:span text:style-name="T18">(유저, 소비자 컨텐츠)</text:span>→PGC<text:span text:style-name="T18">(기업, 브랜딩)</text:span>를 통한 마케팅/수익 플랫폼화<text:span text:style-name="T18">(2006)</text:span></text:p>
        </text:list-item>
        <text:list-item>
          <text:p text:style-name="P43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445"><text:span text:style-name="T20">[Figueiredo et al., 2011; Szabo and Huberman, 2010; Zhou et al., 2010]</text:span>rich-get-richer</text:p>
        </text:list-item>
      </text:list>
      <text:p text:style-name="P65"/>
      <text:p text:style-name="P65">과학/연구 관련 비디오 활동 및 그에 관한 연구도 증가</text:p>
      <text:list xml:id="list193107110463052" text:continue-list="list1620639801750382453" text:style-name="L20">
        <text:list-item>
          <text:p text:style-name="P434">학술 커뮤니케이션における비디오：</text:p>
          <text:list>
            <text:list-item>
              <text:p text:style-name="P434">[2012,Kousha et al.]YT <text:span text:style-name="T16">Video citation: </text:span>Scopus, 2006~2011 → 증가세</text:p>
            </text:list-item>
          </text:list>
        </text:list-item>
      </text:list>
      <text:list xml:id="list4532965699679611706" text:style-name="L22">
        <text:list-item>
          <text:p text:style-name="P435">과학 커뮤니케이션における비디오：</text:p>
          <text:list>
            <text:list-item>
              <text:p text:style-name="P446">[2016,Welbourne et al.]과학 커뮤니케이션 비디오/채널 인기에 영향을 주는 인자 분석(컨텐츠, 유저 타입<text:span text:style-name="T15">)</text:span></text:p>
              <text:list>
                <text:list-item>
                  <text:p text:style-name="P446">UGC가 PGC보다 구독 훨씬 많음</text:p>
                </text:list-item>
                <text:list-item>
                  <text:p text:style-name="P447">regular communicator의 존재가 뷰카운트에 영향 큼</text:p>
                </text:list-item>
                <text:list-item>
                  <text:p text:style-name="P447">빠르게 전달하는 비디오가 뷰카운트 많음</text:p>
                </text:list-item>
              </text:list>
            </text:list-item>
          </text:list>
        </text:list-item>
      </text:list>
      <text:p text:style-name="P65"/>
      <text:p text:style-name="P65">한편, 과학 대중화의 학술적 영향력에 관한 연구</text:p>
      <text:list xml:id="list3451962299683221893" text:style-name="L23">
        <text:list-item>
          <text:p text:style-name="P436">트위터와 피인용</text:p>
          <text:list>
            <text:list-item>
              <text:p text:style-name="P437"><text:span text:style-name="T21">[2012,Eysenbach]</text:span>articles that are highly tweeted about are eleven times more likely to be highly cited than those that who few people tweeted.</text:p>
              <text:list>
                <text:list-item>
                  <text:p text:style-name="P448">Journal of Medical Internet Research, 2008~2011</text:p>
                </text:list-item>
              </text:list>
            </text:list-item>
            <text:list-item>
              <text:p text:style-name="P449">(2017,Finch et al.)AAS 1→20 <text:span text:style-name="T34">은 평균 피인용수 2.6→5.5 기대됨. IF높은 저널일수록 관계 약해짐.</text:span></text:p>
            </text:list-item>
            <text:list-item>
              <text:p text:style-name="P443"/>
            </text:list-item>
          </text:list>
        </text:list-item>
        <text:list-item>
          <text:p text:style-name="P451">altmetrics와 피인용수</text:p>
          <text:list>
            <text:list-item>
              <text:p text:style-name="P452">[2020,Murray et al.]dermatology journals 논문들의 AAS와 피인용수 상관 약함(.257)</text:p>
            </text:list-item>
          </text:list>
        </text:list-item>
        <text:list-item>
          <text:p text:style-name="P452"><text:soft-page-break/>비디오와 피인용</text:p>
          <text:list>
            <text:list-item>
              <text:p text:style-name="P438">[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1236690576564311710" text:style-name="L24">
        <text:list-item>
          <text:p text:style-name="P453">[2016,Welbourne et al.]은 인기 상위 채널에서 비디오 샘플링. 하지만 대중적 인기 채널이 가지는 학술적 영향력에 관한 연구가 없다.</text:p>
        </text:list-item>
        <text:list-item>
          <text:p text:style-name="P454">비디오가 증가하고 있는 점은 명확하다.</text:p>
          <text:list>
            <text:list-item>
              <text:p text:style-name="P454">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2830146468772205961" text:style-name="L25">
        <text:list-item>
          <text:p text:style-name="P455">비디오 기반 SC의 <text:span text:style-name="T22">SC안에서의 역할</text:span></text:p>
        </text:list-item>
        <text:list-item>
          <text:p text:style-name="P455">비디오 기반 <text:span text:style-name="T22">SC와 학계 간의 상호 작용</text:span></text:p>
        </text:list-item>
      </text:list>
      <text:p text:style-name="P71"/>
      <text:p text:style-name="P71"/>
      <text:p text:style-name="P19">200607</text:p>
      <text:p text:style-name="P71">연구 구상</text:p>
      <text:list xml:id="list8173707248658066498" text:style-name="L26">
        <text:list-item>
          <text:p text:style-name="P456">비디오 기반 SC의 <text:span text:style-name="T22">SC안에서의 역할</text:span></text:p>
          <text:list>
            <text:list-item>
              <text:p text:style-name="P457">비디오 단독</text:p>
            </text:list-item>
            <text:list-item>
              <text:p text:style-name="P457">비디오와 다른 매체/플랫폼 SC와의 관계</text:p>
            </text:list-item>
          </text:list>
        </text:list-item>
        <text:list-item>
          <text:p text:style-name="P456">비디오 기반 <text:span text:style-name="T22">SC와 학계 간의 상호 작용</text:span></text:p>
          <text:list>
            <text:list-item>
              <text:p text:style-name="P456">비디오와 연구 분야과의 관계</text:p>
              <text:list>
                <text:list-item>
                  <text:p text:style-name="P457">비디오와 분야와의 연결고리: 키워드/채널 타입/</text:p>
                </text:list-item>
              </text:list>
            </text:list-item>
            <text:list-item>
              <text:p text:style-name="P456">비디오와 특정 논문들과의 관계</text:p>
              <text:list>
                <text:list-item>
                  <text:p text:style-name="P456">비디오와 논문과의 연결고리: 키워드/<text:span text:style-name="T23">url/</text:span></text:p>
                </text:list-item>
              </text:list>
            </text:list-item>
            <text:list-item>
              <text:p text:style-name="P456"/>
            </text:list-item>
          </text:list>
        </text:list-item>
      </text:list>
      <text:p text:style-name="P71"/>
      <text:p text:style-name="P73">Video articles</text:p>
      <text:list xml:id="list3661561391476675371" text:style-name="L27">
        <text:list-item>
          <text:p text:style-name="P45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459">여기서 video articles이란 supplementary video付き論稿</text:p>
            </text:list-item>
          </text:list>
        </text:list-item>
        <text:list-item>
          <text:p text:style-name="P458"><text:span text:style-name="T25">JoVE: </text:span><text:a xlink:type="simple" xlink:href="https://www.jove.com/" text:style-name="Internet_20_link" text:visited-style-name="Visited_20_Internet_20_Link">https://www.jove.com/</text:a></text:p>
          <text:list>
            <text:list-item>
              <text:p text:style-name="P460">IF:1.108(2018)</text:p>
            </text:list-item>
            <text:list-item>
              <text:p text:style-name="P460">peer reviewed</text:p>
            </text:list-item>
            <text:list-item>
              <text:p text:style-name="P460">pub-med indexed</text:p>
            </text:list-item>
            <text:list-item>
              <text:p text:style-name="P460">Video journal + science education</text:p>
            </text:list-item>
          </text:list>
        </text:list-item>
      </text:list>
      <text:p text:style-name="P74"/>
      <text:p text:style-name="P74">SC채널</text:p>
      <text:list xml:id="list4097772547624908896" text:style-name="L28">
        <text:list-item>
          <text:p text:style-name="P461">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6281662867902368788" text:style-name="L29">
        <text:list-item>
          <text:p text:style-name="P462">AAS → 피인용수 상관</text:p>
        </text:list-item>
      </text:list>
      <text:p text:style-name="P76"/>
      <text:p text:style-name="P21">200610</text:p>
      <text:p text:style-name="P77">리서치 메트릭스</text:p>
      <text:list xml:id="list5566568123575346135" text:style-name="L30">
        <text:list-item>
          <text:p text:style-name="P463">논문 레벨</text:p>
          <text:list>
            <text:list-item>
              <text:p text:style-name="P46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67"><text:s/><text:span text:style-name="T31">AAS</text:span></text:p>
            </text:list-item>
          </text:list>
        </text:list-item>
        <text:list-item>
          <text:p text:style-name="P467">저자 레벨</text:p>
          <text:list>
            <text:list-item>
              <text:p text:style-name="P467">총 피인용수</text:p>
            </text:list-item>
            <text:list-item>
              <text:p text:style-name="P472">h-index, g-index</text:p>
            </text:list-item>
          </text:list>
        </text:list-item>
        <text:list-item>
          <text:p text:style-name="P467">저널 레벨</text:p>
          <text:list>
            <text:list-item>
              <text:p text:style-name="P463">IF<text:span text:style-name="T31">(by JCR)</text:span></text:p>
            </text:list-item>
            <text:list-item>
              <text:p text:style-name="P472">CiteScore(by Scopus)(?)</text:p>
            </text:list-item>
          </text:list>
        </text:list-item>
      </text:list>
      <text:p text:style-name="P76"/>
      <text:p text:style-name="P76">선행 연구</text:p>
      <text:p text:style-name="P76">(2019,<text:span text:style-name="T28">Zong et al.</text:span>)</text:p>
      <text:list xml:id="list8219146340512419035" text:style-name="L31">
        <text:list-item>
          <text:p text:style-name="P473">분야: 물리학</text:p>
        </text:list-item>
        <text:list-item>
          <text:p text:style-name="P476">논문 속성: 저자수/기관수/국제 공저수/타이틀 길이/abstract길이/키워드 수/참고문헌 수/페이지수/피인용수</text:p>
        </text:list-item>
        <text:list-item>
          <text:p text:style-name="P476">속성간 <text:span text:style-name="T29">spearman 상관계수</text:span></text:p>
        </text:list-item>
        <text:list-item>
          <text:p text:style-name="P466"><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3870942167661819384" text:style-name="L32">
        <text:list-item>
          <text:p text:style-name="P468">분야</text:p>
          <text:list>
            <text:list-item>
              <text:p text:style-name="P468">(2018,Didegah et al.)분야에 따른 트위터 유저 구성에 큰 차이</text:p>
            </text:list-item>
            <text:list-item>
              <text:p text:style-name="P468">(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447359397502895390" text:style-name="L33">
        <text:list-item>
          <text:p text:style-name="P469">리서치 메트릭에 대한 커뮤니케이터 타입의 영향력</text:p>
          <text:list>
            <text:list-item>
              <text:p text:style-name="P388">선행 연구: <text:span text:style-name="T30">(2018,Didegah et al.)5분야에 대해 트위터 유저 타입 조사 </text:span>→<text:span text:style-name="T30"> </text:span>분야에 따라 커뮤니케이터 타입 구성이 다름이 예상된다</text:p>
            </text:list-item>
            <text:list-item>
              <text:p text:style-name="P474">동기 1: 유튜브 커뮤니케이션에 대해 유저 타입 조사가 된 적 없다</text:p>
            </text:list-item>
            <text:list-item>
              <text:p text:style-name="P474">동기 <text:span text:style-name="T30">2: </text:span>커뮤니케이터 타입은 논문의 리서치 커뮤니케이션 효과의 변수일 수 있다 <text:span text:style-name="T30">← 조사된 적 없다</text:span></text:p>
            </text:list-item>
            <text:list-item>
              <text:p text:style-name="P474">가설: 유튜브 리서치 커뮤니케이션에서 커뮤니케이터 타입 구성과 리서치 커뮤니케이션 효과는 유의한 상관이 있다.</text:p>
            </text:list-item>
            <text:list-item>
              <text:p text:style-name="P475"><text:soft-page-break/>실험:</text:p>
            </text:list-item>
          </text:list>
        </text:list-item>
      </text:list>
      <text:list xml:id="list5279312841617883916" text:style-name="L34">
        <text:list-item>
          <text:list>
            <text:list-item>
              <text:list>
                <text:list-item>
                  <text:p text:style-name="P464">5분야에 대해, 소정 기간의 논문 데이터셋을 대상으로, 유튜브 커뮤니케이션을 일부 수집(ex.뷰카운트 정렬 후 4분위로 나누어서 각 분위에서 정해진 수만큼 추출)</text:p>
                </text:list-item>
                <text:list-item>
                  <text:p text:style-name="P477">각 비디오에 대해 커뮤니케이터 레이블 지정</text:p>
                </text:list-item>
                <text:list-item>
                  <text:p text:style-name="P477">분야별 커뮤니케이터 타입 구성 통계, <text:span text:style-name="T30">(2018,Didegah et al.)와 비교</text:span></text:p>
                </text:list-item>
                <text:list-item>
                  <text:p text:style-name="P477">(분야 횡단형으로?) 커뮤니케이터 타입별로 비디오 그룹화. 각 그룹의 대상 논문들에 대해 메트릭 통계</text:p>
                </text:list-item>
              </text:list>
            </text:list-item>
          </text:list>
        </text:list-item>
      </text:list>
      <text:list xml:id="list5678591463793823632" text:style-name="L35">
        <text:list-item>
          <text:list>
            <text:list-item>
              <text:list>
                <text:list-item>
                  <text:list>
                    <text:list-item>
                      <text:p text:style-name="P478">타입별 박스형</text:p>
                    </text:list-item>
                    <text:list-item>
                      <text:p text:style-name="P478">비디오 데이터셋이 작으면 분야 횡단형으로?</text:p>
                    </text:list-item>
                    <text:list-item>
                      <text:p text:style-name="P478">메트릭은 우선순위 1)논문 수준 2)저널 수준 3)저자 수준</text:p>
                    </text:list-item>
                  </text:list>
                </text:list-item>
              </text:list>
            </text:list-item>
          </text:list>
        </text:list-item>
      </text:list>
      <text:list xml:id="list193106989734939" text:continue-list="list5279312841617883916" text:style-name="L34">
        <text:list-item>
          <text:list>
            <text:list-item>
              <text:list>
                <text:list-item>
                  <text:p text:style-name="P477">음</text:p>
                </text:list-item>
              </text:list>
            </text:list-item>
          </text:list>
        </text:list-item>
      </text:list>
      <text:list xml:id="list193108161808778" text:continue-list="list447359397502895390" text:style-name="L33">
        <text:list-item>
          <text:p text:style-name="P450">컨텐츠(1차: RC/비RC)</text:p>
          <text:list>
            <text:list-item>
              <text:p text:style-name="P450">선행연구:<text:span text:style-name="T35">(2012,Kousha et al.)4분야 논문에 대해 논문내 인용하는 유튜브를 자연과학/인문학/사회과학 컨텐츠로 구별</text:span></text:p>
              <text:list>
                <text:list-item>
                  <text:p text:style-name="P479">Interdisciplinary citations 지적:</text:p>
                </text:list-item>
                <text:list-item>
                  <text:p text:style-name="P47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81">선행연구:(2019,Zong et al.)비디오 개요(← 컨텐츠 중 하나) 유무 그룹별로 피인용수와의 상관</text:p>
            </text:list-item>
            <text:list-item>
              <text:p text:style-name="P480">동기1: <text:span text:style-name="T35">(2012,Kousha et al.)는 </text:span>피인용 유튜브가 대상이었으나, 논문 인용 유튜브에 대해선 이루어지지 않음(← 피인용 유튜브와 논문 인용 유튜브의 비는?)</text:p>
            </text:list-item>
            <text:list-item>
              <text:p text:style-name="P479">동기2: 컨텐츠 분류/조사는 이루어졌으나, 컨텐츠와 연구 지표와의 관계에 대한 연구는 비디오 개요 컨텐츠에 대한 분석이 유일</text:p>
            </text:list-item>
            <text:list-item>
              <text:p text:style-name="P479">가설: 컨텐츠 별 연구 지표와의 상관성엔 유의한 차이가 있다 <text:span text:style-name="T37">(significant difference in correlation by content type)</text:span></text:p>
            </text:list-item>
            <text:list-item>
              <text:p text:style-name="P482">실험</text:p>
            </text:list-item>
          </text:list>
        </text:list-item>
      </text:list>
      <text:list xml:id="list9061779622196427864" text:style-name="L36">
        <text:list-item>
          <text:list>
            <text:list-item>
              <text:list>
                <text:list-item>
                  <text:p text:style-name="P483">비디오 수집, 샘플링</text:p>
                </text:list-item>
                <text:list-item>
                  <text:p text:style-name="P484">컨텐츠 분류</text:p>
                </text:list-item>
                <text:list-item>
                  <text:p text:style-name="P484">각 컨텐츠 별 그룹마다 인용 논문 그룹화,</text:p>
                </text:list-item>
              </text:list>
            </text:list-item>
          </text:list>
        </text:list-item>
      </text:list>
      <text:list xml:id="list8352337800852654767" text:style-name="L37">
        <text:list-item>
          <text:p text:style-name="P470">커뮤니케이터 <text:span text:style-name="T38">SNS 네트워크</text:span></text:p>
          <text:list>
            <text:list-item>
              <text:p text:style-name="P47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85"><text:s/>동기1: 탑 랭크 리서치 커뮤니케이션 비디오에 대해서도 성립하는가?<text:span text:style-name="T39">(왠지 상업/저널 채널일 듯..?)</text:span></text:p>
            </text:list-item>
            <text:list-item>
              <text:p text:style-name="P471">가설: 인기있는 리서치 커뮤니케이션 비디오들은 조직/대규모 소셜 네트워크를 가지는가?</text:p>
            </text:list-item>
            <text:list-item>
              <text:p text:style-name="P471">실험: 인기 상위 비디오와 그 밖의 비디오 그룹 간 유저 타입/소셜 네트워크 유무와 규모 분석 후 통계 검정</text:p>
            </text:list-item>
          </text:list>
        </text:list-item>
        <text:list-item>
          <text:p text:style-name="P471">비디오 통계와 리서치 메트릭스와의 관계</text:p>
          <text:list>
            <text:list-item>
              <text:p text:style-name="P471">실험</text:p>
              <text:list>
                <text:list-item>
                  <text:p text:style-name="P471">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6464507214025235299" text:style-name="L38">
        <text:list-item>
          <text:p text:style-name="P486">DOI</text:p>
        </text:list-item>
        <text:list-item>
          <text:p text:style-name="P486">doi.org/&lt;DOI&gt;의 리다이렉션 url</text:p>
        </text:list-item>
        <text:list-item>
          <text:p text:style-name="P487">제목<text:span text:style-name="T45">(Crawl 후 비디오 title/description에서 정확히 일치하는 비디오 한정)</text:span></text:p>
        </text:list-item>
        <text:list-item>
          <text:p text:style-name="P486">그 외의 각종 논문 게재 사이트</text:p>
          <text:list>
            <text:list-item>
              <text:p text:style-name="P486">구글 검색 후 </text:p>
            </text:list-item>
          </text:list>
        </text:list-item>
      </text:list>
      <text:p text:style-name="P88">넓은 의미로(관련 동영상)</text:p>
      <text:list xml:id="list2830323876742590889" text:style-name="L39">
        <text:list-item>
          <text:p text:style-name="P488"><text:s/></text:p>
        </text:list-item>
        <text:list-item>
          <text:p text:style-name="P488">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5161214824207536563" text:style-name="L40">
        <text:list-item>
          <text:p text:style-name="P489">Delivery style 레이블이 독자성이 높음. 어떤 객관적 방침(선행연구)으로 레이블을 정의했는가를 설명하는 것이 중요.</text:p>
        </text:list-item>
        <text:list-item>
          <text:p text:style-name="P489">레이블 관계 없이, 일단 ‘비디오 존재 ↔ 고 피인용’을 보여주면 좋음</text:p>
        </text:list-item>
      </text:list>
      <text:p text:style-name="P92"/>
      <text:list xml:id="list2089034063859198185" text:style-name="L41">
        <text:list-item>
          <text:p text:style-name="P490">arxiv 피인용수 크롤러 :크롤러방지… 니미시발!!</text:p>
        </text:list-item>
        <text:list-item>
          <text:p text:style-name="P490"/>
        </text:list-item>
        <text:list-item>
          <text:p text:style-name="P490">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5123618179757305390" text:style-name="L42">
        <text:list-item>
          <text:p text:style-name="P491">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4">キム発表分質疑応答</text:p>
      <text:p text:style-name="P114">1. <text:s text:c="4"/>吉田先生</text:p>
      <text:p text:style-name="P114">Ø 動画有無で論文にやる気の有無が変わるため、データセットの質に偏りがあるのではないか。</text:p>
      <text:p text:style-name="P114">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4">Ø 納得。</text:p>
      <text:p text:style-name="P114">Ø 手法(傾向スコアマッチングなど)が多くあるためいくつかトライしてみると良い。</text:p>
      <text:p text:style-name="P114">2. <text:s text:c="4"/>きみた先生</text:p>
      <text:p text:style-name="P114">Ø 効果的なリサーチコミュニケーションは被引用数のみを考えているか？他にもありそうではないか？</text:p>
      <text:p text:style-name="P114">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4668458056310266854" text:style-name="L43">
        <text:list-item>
          <text:p text:style-name="P492">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70">테마</text:p>
          </table:table-cell>
          <table:table-cell table:style-name="표1.A1" office:value-type="string">
            <text:p text:style-name="P370">Scopus subject area</text:p>
          </table:table-cell>
          <table:table-cell table:style-name="표1.A1" office:value-type="string">
            <text:p text:style-name="P373">필터</text:p>
          </table:table-cell>
          <table:table-cell table:style-name="표1.A1" office:value-type="string">
            <text:p text:style-name="P373">list</text:p>
          </table:table-cell>
          <table:table-cell table:style-name="표1.E1" office:value-type="string">
            <text:p text:style-name="Table_20_Contents">파일</text:p>
          </table:table-cell>
        </table:table-row>
        <table:table-row>
          <table:table-cell table:style-name="표1.A2" office:value-type="string">
            <text:p text:style-name="P370">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81">Journals only</text:p>
          </table:table-cell>
          <table:table-cell table:style-name="표1.A2" office:value-type="string">
            <text:p text:style-name="P373">1000/<text:span text:style-name="T86">5684</text:span></text:p>
          </table:table-cell>
          <table:table-cell table:style-name="표1.E2" office:value-type="string">
            <text:p text:style-name="P370">source-results-life_science-citescore-2013.<text:span text:style-name="T54">xlsx</text:span></text:p>
          </table:table-cell>
        </table:table-row>
        <table:table-row>
          <table:table-cell table:style-name="표1.A2" office:value-type="string">
            <text:p text:style-name="P373">Math &amp; Computer Science</text:p>
          </table:table-cell>
          <table:table-cell table:style-name="표1.A2" office:value-type="string">
            <text:p text:style-name="P116">Computer Science + Mathmatics</text:p>
          </table:table-cell>
          <table:table-cell table:style-name="표1.A2" office:value-type="string">
            <text:p text:style-name="P377">Journals only</text:p>
          </table:table-cell>
          <table:table-cell table:style-name="표1.A2" office:value-type="string">
            <text:p text:style-name="P373">1000/3201</text:p>
          </table:table-cell>
          <table:table-cell table:style-name="표1.E2" office:value-type="string">
            <text:p text:style-name="P373">source-results-math_cs-citescore-2013.xlsx</text:p>
          </table:table-cell>
        </table:table-row>
      </table:table>
      <text:p text:style-name="P111"/>
      <text:p text:style-name="P34">200708</text:p>
      <text:p text:style-name="P115">일단 실험...</text:p>
      <text:p text:style-name="P115">저널: IF최상위 저널</text:p>
      <text:p text:style-name="P115">분야: Didegah et al.</text:p>
      <text:list xml:id="list2891862236113815617" text:style-name="L44">
        <text:list-item>
          <text:p text:style-name="P493">Social &amp; Humanities</text:p>
        </text:list-item>
        <text:list-item>
          <text:p text:style-name="P493">Biomed &amp; Health: </text:p>
        </text:list-item>
        <text:list-item>
          <text:p text:style-name="P494">Life &amp; Earth: <text:span text:style-name="T88">284.2개 채널</text:span></text:p>
        </text:list-item>
        <text:list-item>
          <text:p text:style-name="P493">Physical &amp; Engineering</text:p>
        </text:list-item>
        <text:list-item>
          <text:p text:style-name="P495">Math &amp; Computer: <text:span text:style-name="T53">arXiv cs.LG결과가 있으므로, 이것 부터</text:span></text:p>
        </text:list-item>
      </text:list>
      <text:p text:style-name="P119">CiteScore상위 10%에서 추출: 320.1개 저널</text:p>
      <text:p text:style-name="P120">Scopus 검색</text:p>
      <text:p text:style-name="P122">SUBAREA(MATH OR COMP) AND</text:p>
      <text:p text:style-name="P122">PUBDATETXT(January 2014) AND</text:p>
      <text:p text:style-name="P122">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5"/>
      <text:p text:style-name="P35">200709 mentorochi</text:p>
      <text:p text:style-name="P121">유명 사이언스 커뮤니케이터가 언급한 논문의 피인용수/AAS가 급 증가한 케이스를 찾아내보면 어떤가?</text:p>
      <text:p text:style-name="P121"/>
      <text:p text:style-name="P121">석사 템플릿은 자유. Overleaf 템플릿이 쓰기 쉬울 듯</text:p>
      <text:p text:style-name="P121">노르마 없음. 50페이지면 충분</text:p>
      <text:p text:style-name="P121">영어 가능.</text:p>
      <text:p text:style-name="P121"/>
      <text:p text:style-name="P36">200710</text:p>
      <text:p text:style-name="P124">math+comp 소스 5%만…<text:span text:style-name="T63">(155개)</text:span></text:p>
      <text:p text:style-name="P123">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5"/>
      <text:p text:style-name="P126">1401~03 리다이렉션 크롤링 완료.</text:p>
      <text:p text:style-name="P126">Err처리 필요.</text:p>
      <text:p text:style-name="P125"/>
      <text:p text:style-name="P130">200711</text:p>
      <text:p text:style-name="P127">1401~1406 리다이렉션 크롤링 완료.</text:p>
      <text:p text:style-name="P127">Err처리 필요.</text:p>
      <text:p text:style-name="P127"/>
      <text:p text:style-name="P131">200716</text:p>
      <text:p text:style-name="P133">해야할 일</text:p>
      <text:p text:style-name="P133">1 pdf링크 채우기</text:p>
      <text:p text:style-name="P133">2 잘못된 리다이렉션 수정</text:p>
      <text:p text:style-name="P127"/>
      <text:p text:style-name="P132">200719</text:p>
      <text:p text:style-name="P128">비디오 수집 시작: 1월</text:p>
      <text:p text:style-name="P129">videos <text:span text:style-name="T34">는 모두 필터 적용</text:span></text:p>
      <text:p text:style-name="P134">1. DOI</text:p>
      <text:p text:style-name="P136">search_20200719_111900.txt</text:p>
      <text:p text:style-name="P136">videos_20200719_145026.txt<text:span text:style-name="T61">(필터x)</text:span> <text:span text:style-name="T60">+13</text:span></text:p>
      <text:p text:style-name="P134">2. redirection</text:p>
      <text:p text:style-name="P136">search_20200719_131640.txt</text:p>
      <text:p text:style-name="P136">videos_20200719_185202.txt</text:p>
      <text:p text:style-name="P134">3. title</text:p>
      <text:p text:style-name="P135">search_20200719_133736.txt</text:p>
      <text:p text:style-name="P135">videos_20200719_190933.txt</text:p>
      <text:p text:style-name="P134">총 1<text:span text:style-name="T62">3</text:span>편</text:p>
      <text:p text:style-name="P134"/>
      <text:p text:style-name="P134">2월</text:p>
      <text:p text:style-name="P144"><text:span text:style-name="T57">1. </text:span><text:span text:style-name="T58">D</text:span><text:span text:style-name="T57">OI</text:span></text:p>
      <text:p text:style-name="P136">search_20200719_201448.txt</text:p>
      <text:p text:style-name="P144"><text:span text:style-name="T57">videos_20200719_202104.txt </text:span><text:span text:style-name="T59">+7</text:span></text:p>
      <text:p text:style-name="P145"><text:span text:style-name="T59">2. </text:span><text:span text:style-name="T57">redirection</text:span></text:p>
      <text:p text:style-name="P145">search_20200719_203509.txt</text:p>
      <text:p text:style-name="P146"><text:soft-page-break/>videos_20200719_203850.txt +2</text:p>
      <text:p text:style-name="P136"/>
      <text:p text:style-name="P143">200720 <text:span text:style-name="T74">labmtg</text:span></text:p>
      <text:p text:style-name="P137">3. title</text:p>
      <text:p text:style-name="P137">search_20200720_094049.txt</text:p>
      <text:p text:style-name="P142">videos_20200721_180320.txt +0</text:p>
      <text:p text:style-name="P142"/>
      <text:p text:style-name="P137"/>
      <text:p text:style-name="P137">발표…</text:p>
      <text:p text:style-name="P137"/>
      <text:p text:style-name="P137">한 것:</text:p>
      <text:p text:style-name="P138">2013 scopus computer science + mathematics분야 CiteScore상위5% 저널<text:span text:style-name="T64">(155개)</text:span>에서</text:p>
      <text:p text:style-name="P138">1401(1618편)~1402(1529편) 논고 3147편 중 22편(0.70%) 언급 비디오 22개 수집</text:p>
      <text:p text:style-name="P138">방법: doi/redirection/title이 비디오 타이틀/설명문에 정확히 언급됨</text:p>
      <text:p text:style-name="P138"/>
      <text:p text:style-name="P138">1901~1903 arXiv CS.LG언급 (55/1676 = 3.28%)보다 훨씬 못한 수치</text:p>
      <text:p text:style-name="P138"/>
      <text:p text:style-name="P138">가설</text:p>
      <text:p text:style-name="P53">1. 포함 분야의 차이: 머신러닝이 인기 소분야라서 (← 2014 데이터셋에도 최상위 머신러닝은 포함되어 있으므로 기각)</text:p>
      <text:p text:style-name="P139">2. 분야 인기의 차이: 당시 머신러닝은 비인기 분야</text:p>
      <text:p text:style-name="P138"><text:span text:style-name="T63">3</text:span>. 시간: 과거엔 유튜브 리서치 커뮤니케이션이 덜 활성화 되어있어서 + 과거 논문은 주목받기 힘들어서</text:p>
      <text:p text:style-name="P140">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8"/>
      <text:p text:style-name="P138">사카타 비디오</text:p>
      <text:p text:style-name="P138"><text:a xlink:type="simple" xlink:href="https://www.youtube.com/watch?v=rH7lSdX_fpY" text:style-name="Internet_20_link" text:visited-style-name="Visited_20_Internet_20_Link"><text:span text:style-name="T65">https://www.youtube.com/watch?v=rH7lSdX_fpY</text:span></text:a></text:p>
      <text:p text:style-name="P147"/>
      <text:p text:style-name="P147">앞으로의 후보</text:p>
      <text:p text:style-name="P148">1. 연도를 앞당긴다</text:p>
      <text:p text:style-name="P148">2014는 넘 과거… 최근으로 올수록 활발해지는 모습이 보이면… 뭐가 좋지? 당연한거 아닌가?</text:p>
      <text:p text:style-name="P148">2. 분야 변화</text:p>
      <text:p text:style-name="P148">머신 러닝으로만 좁힌다? 음;</text:p>
      <text:p text:style-name="P148">아니면 대분야를 바꾼다. 흠</text:p>
      <text:p text:style-name="P208">3. 논문 중심이 아닌, 커뮤니케이터 중심으로?</text:p>
      <text:p text:style-name="P148">논문 → 커뮤니케이터</text:p>
      <text:p text:style-name="P148">비디오 대부분이 활동량 적은 일반인(저자 등)이기 때문에, 의미있는 효과가 보이지 않는다.</text:p>
      <text:p text:style-name="P148">커뮤니케이터 → 논문</text:p>
      <text:p text:style-name="P148">먼저 영향력 있는 커뮤니케이터를 선정하고 그의 컨텐츠에서 논문 언급을 찾는게 나을듯.</text:p>
      <text:p text:style-name="P148">단 리서치 커뮤니케이터는 수가 적으므로 사이언스 커뮤니케이터가 나을듯.</text:p>
      <text:p text:style-name="P149">ex. 유명 사이언스 커뮤니케이터의 논문 언급</text:p>
      <text:p text:style-name="P150">1.(이후)논문 스코어 변화</text:p>
      <text:p text:style-name="P150">2.(이전)성공적인 유튜브 사이언스 커뮤니케이션이 성립하는 배경()</text:p>
      <text:p text:style-name="P147"/>
      <text:p text:style-name="P150">문제:</text:p>
      <text:p text:style-name="P150">1. 사이언스 커뮤니케이션에선 출처를 안남기는 경우가 많다 (Kurzgesagt – In a Nutshell채널)</text:p>
      <text:p text:style-name="P141"><text:span text:style-name="T65">→</text:span><text:span text:style-name="T66"> 학술관계자(저널/회의 등) 채널 비디오를 중심으로</text:span></text:p>
      <text:p text:style-name="P150"/>
      <text:p text:style-name="P150"><text:soft-page-break/>할일:</text:p>
      <text:p text:style-name="P150">일단 커뮤니케이터를 찾는다.</text:p>
      <text:p text:style-name="P150">-학술지 운영 채널</text:p>
      <text:p text:style-name="P150">-비디오 저널</text:p>
      <text:p text:style-name="P150"/>
      <text:p text:style-name="P150">랩미팅</text:p>
      <text:list xml:id="list376258472732788870" text:style-name="L45">
        <text:list-item>
          <text:p text:style-name="P500">코로나 상황 등에서 비디오 리서치 커뮤니케이션의 이의는 분명 있다.</text:p>
        </text:list-item>
        <text:list-item>
          <text:p text:style-name="P500">경향 스코어:<text:span text:style-name="T75">if/H-index의 동향이 서로 다름. 동시에 맞추는건 어려울것.</text:span></text:p>
        </text:list-item>
        <text:list-item>
          <text:p text:style-name="P50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02">한정 비디오: 일부 사용자에게만 보여지게 한 비디오 존재 가능성. 그런게 활발한 채널은, 앞으로도 비디오를 통한 커뮤니케이션 활성화가 기대됨.</text:p>
        </text:list-item>
      </text:list>
      <text:p text:style-name="P151"/>
      <text:p text:style-name="P209">200721</text:p>
      <text:p text:style-name="P152"/>
      <text:p text:style-name="P153">3월</text:p>
      <text:p text:style-name="P153">1. doi</text:p>
      <text:p text:style-name="P153">search_20200721_181653.txt</text:p>
      <text:p text:style-name="P153">videos_20200721_184014.txt +14</text:p>
      <text:p text:style-name="P153">2. redirection</text:p>
      <text:p text:style-name="P154">search_20200721_184632.txt</text:p>
      <text:p text:style-name="P155">videos_20200721_190251.txt +9</text:p>
      <text:p text:style-name="P155">3. title</text:p>
      <text:p text:style-name="P156">search_20200721_191317.txt</text:p>
      <text:p text:style-name="P156">videos_20200721_191536.txt +0</text:p>
      <text:p text:style-name="P156"/>
      <text:p text:style-name="P155"/>
      <text:p text:style-name="P210">200722</text:p>
      <text:p text:style-name="P157">비디오 content</text:p>
      <text:list xml:id="list193107658920403" text:continue-list="list5576959523610010170" text:style-name="L14">
        <text:list-item>
          <text:p text:style-name="P412">paper_explanation: 대상 논문 해설을 예고/논문의 진척, 새로운 결과 등을 소개(/논문 저자)</text:p>
          <text:list>
            <text:list-item>
              <text:p text:style-name="P496"><text:span text:style-name="T76">(음성or설명문)</text:span>대상 논문 해설할 것을 예고 <text:span text:style-name="T76">or</text:span> <text:span text:style-name="T76">(시각)</text:span>논문 제목을 명시해야함</text:p>
            </text:list-item>
            <text:list-item>
              <text:p text:style-name="P496">논문 원문<text:span text:style-name="T76">(Fig/Table)</text:span>의 일부가 표시되어야 함</text:p>
            </text:list-item>
            <text:list-item>
              <text:p text:style-name="P412">논문을 그냥 읽는 것도 포함</text:p>
            </text:list-item>
            <text:list-item>
              <text:p text:style-name="P412">형식: 프레젠테이션, 판서, ...</text:p>
            </text:list-item>
            <text:list-item>
              <text:p text:style-name="P412">청중이 학술 관련자(학회 발표<text:span text:style-name="T9">)</text:span></text:p>
            </text:list-item>
          </text:list>
        </text:list-item>
        <text:list-item>
          <text:p text:style-name="P412">paper_<text:span text:style-name="T77">linked_</text:span>supplementary: 논문 내에서 supplementary로 명시/description에서 supplementary, demo 등을 명시</text:p>
          <text:list>
            <text:list-item>
              <text:p text:style-name="P496"><text:span text:style-name="T76">(대상 논문)</text:span>논문 내/논문 사이트에서 <text:span text:style-name="T76">supplementary 비디오 명시</text:span></text:p>
            </text:list-item>
          </text:list>
        </text:list-item>
        <text:list-item>
          <text:p text:style-name="P532">paper_supplementary</text:p>
          <text:list>
            <text:list-item>
              <text:p text:style-name="P497">(대상 논문)논문 내/논문 사이트에서 명시 없음</text:p>
            </text:list-item>
            <text:list-item>
              <text:p text:style-name="P409">(대상 논문)영상이 논문 내 자료 원본 혹은 그 연장선(애니메이션 등)일때</text:p>
            </text:list-item>
          </text:list>
        </text:list-item>
        <text:list-item>
          <text:p text:style-name="P412">paper_application: 논문의 수법, 기술을 적용, 활용한 독자적인 결과 영상, 소개</text:p>
          <text:list>
            <text:list-item>
              <text:p text:style-name="P533"/>
            </text:list-item>
          </text:list>
        </text:list-item>
        <text:list-item>
          <text:p text:style-name="P414">paper_assessment: (논문 소개 후에) 논문 평가가 주요 내용</text:p>
        </text:list-item>
        <text:list-item>
          <text:p text:style-name="P414">paper_reference: 주제의 일환으로 논문의 존재나 관련된 내용을 언급할 뿐, 논문의 해설되지 않음/영상 중 논문 언급이 없음/연구</text:p>
          <text:list>
            <text:list-item>
              <text:p text:style-name="P498">초두에 논문 해설할 것을 명시하지 않음</text:p>
            </text:list-item>
            <text:list-item>
              <text:p text:style-name="P499">description상에 reference로 명시되어 있음</text:p>
            </text:list-item>
            <text:list-item>
              <text:p text:style-name="P417"><text:soft-page-break/>논문 언급 분량이 적음<text:span text:style-name="T77">(얼마나 적음?)</text:span></text:p>
            </text:list-item>
            <text:list-item>
              <text:p text:style-name="P417">논문 본문이 표시될 수 있음</text:p>
            </text:list-item>
            <text:list-item>
              <text:p text:style-name="P417">아예 논문과 관계 없는 영상일 수 있음</text:p>
            </text:list-item>
          </text:list>
        </text:list-item>
        <text:list-item>
          <text:p text:style-name="P421">news: 논문이 주 내용이나, 홍보가 주 목적, 설명은 있으나 해설이 주 목적이 아님</text:p>
          <text:list>
            <text:list-item>
              <text:p text:style-name="P534">preview비디오 포함</text:p>
            </text:list-item>
            <text:list-item>
              <text:p text:style-name="P535">dissemination목적. </text:p>
            </text:list-item>
            <text:list-item>
              <text:p text:style-name="P421">홍보 대상은 논문 자체/논문과 관련된 프로젝트 등일수 있음.</text:p>
            </text:list-item>
          </text:list>
        </text:list-item>
      </text:list>
      <text:p text:style-name="P361"/>
      <text:p text:style-name="P361">목적/취지가 이어지는 영상이라면, 전체의 비주얼/오디오 스타일을 감안하여 통일.</text:p>
      <text:p text:style-name="P361"/>
      <text:p text:style-name="P362">인기 채널 의해 언급되는 케이스</text:p>
      <text:list xml:id="list3290927703132204163" text:style-name="L46">
        <text:list-item>
          <text:p text:style-name="P536">assessment</text:p>
          <text:list>
            <text:list-item>
              <text:p text:style-name="P539">OuGtd8nhm6Y, xRuZDG0QgH8 : 훗날 자세히 언급되는 케이스</text:p>
            </text:list-item>
          </text:list>
        </text:list-item>
        <text:list-item>
          <text:p text:style-name="P536">reference</text:p>
          <text:list>
            <text:list-item>
              <text:p text:style-name="P537">AO6NkJcfYNc, <text:span text:style-name="T79">Xx0SsffdMBw: 전문가?</text:span></text:p>
            </text:list-item>
            <text:list-item>
              <text:p text:style-name="P541">bTUvI-a8uGA, AgIG22l5oOM: 유사과학? 음모론?</text:p>
            </text:list-item>
            <text:list-item>
              <text:p text:style-name="P543"><text:span text:style-name="T78">5tkLCzvD3uo, </text:span>cjRK1KK3nA8: 과학채널</text:p>
            </text:list-item>
          </text:list>
        </text:list-item>
      </text:list>
      <text:p text:style-name="P362"/>
      <text:p text:style-name="P363"/>
      <text:p text:style-name="P158">3개월치 비디오 라벨링 완료</text:p>
      <text:p text:style-name="P153"/>
      <text:p text:style-name="P211">2007<text:span text:style-name="T82">2</text:span>3</text:p>
      <text:p text:style-name="P153"/>
      <text:p text:style-name="P159">4월</text:p>
      <text:p text:style-name="P159">1. doi</text:p>
      <text:p text:style-name="P159">search_20200722_024418.txt</text:p>
      <text:p text:style-name="P159">videos_20200723_024558.txt +29</text:p>
      <text:p text:style-name="P159">2. redirection</text:p>
      <text:p text:style-name="P159">search_20200723_025350.<text:span text:style-name="T80">txt</text:span></text:p>
      <text:p text:style-name="P160">videos_20200723_025719.txt +3</text:p>
      <text:p text:style-name="P159">3. title</text:p>
      <text:p text:style-name="P161">search_20200723_030646.txt</text:p>
      <text:p text:style-name="P161">videos_20200723_032614.txt <text:span text:style-name="T81">+0</text:span></text:p>
      <text:p text:style-name="P151"/>
      <text:p text:style-name="P212">200724</text:p>
      <text:p text:style-name="P162">5월</text:p>
      <text:p text:style-name="P164">1.doi</text:p>
      <text:p text:style-name="P163">search_20200724_094200.txt</text:p>
      <text:p text:style-name="P163">videos_20200724_095857.txt <text:span text:style-name="T83">+35</text:span></text:p>
      <text:p text:style-name="P164">2.redirection</text:p>
      <text:p text:style-name="P165">search_20200724_100521.txt</text:p>
      <text:p text:style-name="P166">videos_20200724_101008.txt +1</text:p>
      <text:p text:style-name="P166">3. title</text:p>
      <text:p text:style-name="P167">Skip.</text:p>
      <text:p text:style-name="P167"/>
      <text:p text:style-name="P167">6월</text:p>
      <text:p text:style-name="P167">1.<text:span text:style-name="T84">doi</text:span></text:p>
      <text:p text:style-name="P170">search_20200724_102249.txt</text:p>
      <text:p text:style-name="P171">videos_20200725_135128.txt +21</text:p>
      <text:p text:style-name="P171"/>
      <text:p text:style-name="P167"/>
      <text:p text:style-name="P213"><text:soft-page-break/>200724</text:p>
      <text:p text:style-name="P168">visual_style</text:p>
      <text:list xml:id="list299249710256654972" text:style-name="L47">
        <text:list-item>
          <text:p text:style-name="P503">creative</text:p>
          <text:list>
            <text:list-item>
              <text:p text:style-name="P503">논문과 직접 관련 없는(또는 관계를 알 수 없는) 컨텐츠가 포함</text:p>
            </text:list-item>
            <text:list-item>
              <text:p text:style-name="P503">raw video + 논문 자료 외의 컨텐츠가 포함됨</text:p>
            </text:list-item>
            <text:list-item>
              <text:p text:style-name="P503">비디오의 이어붙이기는 포함<text:span text:style-name="T85">x</text:span></text:p>
            </text:list-item>
            <text:list-item>
              <text:p text:style-name="P503">촬영 비디오/논문 자료가 가공됨</text:p>
            </text:list-item>
          </text:list>
        </text:list-item>
        <text:list-item>
          <text:p text:style-name="P503">presentation</text:p>
          <text:list>
            <text:list-item>
              <text:p text:style-name="P503">논문에 제시된 자료를 정적/동적 화면의 나열로 설명</text:p>
            </text:list-item>
            <text:list-item>
              <text:p text:style-name="P505">(소개 슬라이드→ 비디오)의 반복도 포함</text:p>
              <text:list>
                <text:list-item>
                  <text:p text:style-name="P505">단 2번 이상 반복되어야 함. (소개→비디오)는 <text:span text:style-name="T95">raw취급</text:span></text:p>
                </text:list-item>
              </text:list>
            </text:list-item>
            <text:list-item>
              <text:p text:style-name="P505">비디오 클립만 이어붙이는건 비포함(<text:span text:style-name="T94">raw</text:span>)</text:p>
            </text:list-item>
            <text:list-item>
              <text:p text:style-name="P507">음성으로 설명하면서 동적 화면이 나열되는건 → 비포함! raw로</text:p>
              <text:list>
                <text:list-item>
                  <text:p text:style-name="P507">음성은 음성 레이블로 설명. raw+narrative</text:p>
                </text:list-item>
              </text:list>
            </text:list-item>
          </text:list>
        </text:list-item>
        <text:list-item>
          <text:p text:style-name="P503">raw: 촬영된 비디오를 가공 없이 게재</text:p>
          <text:list>
            <text:list-item>
              <text:p text:style-name="P506">비디오 클립만 이어붙이는 것 포함</text:p>
            </text:list-item>
            <text:list-item>
              <text:p text:style-name="P503">논문 자료의 비디오/애니메이션 판도 포함</text:p>
            </text:list-item>
            <text:list-item>
              <text:p text:style-name="P503">정지된 논문 자료를 한장을 보여주는건 <text:span text:style-name="T107">fixed, 여러장을 나열하면 raw?</text:span></text:p>
            </text:list-item>
          </text:list>
        </text:list-item>
        <text:list-item>
          <text:p text:style-name="P503">fixed</text:p>
          <text:list>
            <text:list-item>
              <text:p text:style-name="P503">(본질적으로)고정된 화면</text:p>
            </text:list-item>
            <text:list-item>
              <text:p text:style-name="P504">정지된 논문 자료를 한장을 보여줌</text:p>
            </text:list-item>
          </text:list>
        </text:list-item>
      </text:list>
      <text:p text:style-name="P151"/>
      <text:p text:style-name="P169">합성 음성도 꽤 있음. 분류 해볼까?</text:p>
      <text:p text:style-name="P169">말하는 속도에도 편차가 있음. 음성 레이블링 끝나면 측정해보는게 좋을듯.</text:p>
      <text:p text:style-name="P151"/>
      <text:p text:style-name="P171">6월</text:p>
      <text:p text:style-name="P171">2.redirection</text:p>
      <text:p text:style-name="P171">search_20200725_135753.txt</text:p>
      <text:p text:style-name="P171">videos_20200725_140523.txt +9</text:p>
      <text:p text:style-name="P171"/>
      <text:p text:style-name="P216">200725</text:p>
      <text:p text:style-name="P171"/>
      <text:p text:style-name="P172">Life &amp; Earth: 284.2개 채널 → (N/A, 공백 제거)278개</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1">→ 6267건: 너무 많네… 소스를 줄이자. <text:span text:style-name="T89">math+comp </text:span>똑같이 상위 155개</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1">→<text:span text:style-name="T90"> 4299건: 실화? 상위 80개로</text:span></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1">→ 2391건: 60개로</text:p>
      <text:p text:style-name="P171">아니 잠깐만; 그냥 위에서 차례대로 해나가면 만개도 할 수 있자나;</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1">→ 1444건 </text:p>
      <text:p text:style-name="P171"/>
      <text:p text:style-name="P214">200727</text:p>
      <text:p text:style-name="P173">Life+Earth</text:p>
      <text:p text:style-name="P173">2월</text:p>
      <text:p text:style-name="P173">1.doi</text:p>
      <text:p text:style-name="P174">search_20200727_004741.txt</text:p>
      <text:p text:style-name="P174">videos_20200727_004847.txt +3</text:p>
      <text:p text:style-name="P174">2.redirection</text:p>
      <text:p text:style-name="P175">search_20200727_005328.txt</text:p>
      <text:p text:style-name="P175">videos_20200727_005440.txt +3</text:p>
      <text:p text:style-name="P175"/>
      <text:p text:style-name="P175">1월</text:p>
      <text:p text:style-name="P175">1.doi</text:p>
      <text:p text:style-name="P176">search_20200727_010226.txt</text:p>
      <text:p text:style-name="P176">videos_20200727_010400.txt +22</text:p>
      <text:p text:style-name="P173"/>
      <text:p text:style-name="P177"><text:soft-page-break/>炎上：페미니즘 옹호 영상에 인용되는 케이스</text:p>
      <text:list xml:id="list2097584996377185763" text:style-name="L48">
        <text:list-item>
          <text:p text:style-name="P508">8N-tkrxAEWw</text:p>
        </text:list-item>
      </text:list>
      <text:p text:style-name="P171"/>
      <text:p text:style-name="P179">(idx_video &gt;= 76부터)</text:p>
      <text:p text:style-name="P180">video_visual: 전체적 영상 스타일</text:p>
      <text:p text:style-name="P179"><text:span text:style-name="T91">paper_visual</text:span>: 대상 논문이 소개되는 파트의 영상만을 고려. 영상 전체의 구성이 아님.</text:p>
      <text:list xml:id="list1289530157156850391" text:style-name="L49">
        <text:list-item>
          <text:p text:style-name="P509">논문이 소개되는 파트의 정의</text:p>
          <text:list>
            <text:list-item>
              <text:p text:style-name="P509">영상에 논문 제목<text:span text:style-name="T91">|저자|기관이 표시</text:span></text:p>
            </text:list-item>
            <text:list-item>
              <text:p text:style-name="P509">음성으로 상동 내용을 정확히 언급</text:p>
            </text:list-item>
            <text:list-item>
              <text:p text:style-name="P509">파트가 확인되지 않을 경우, <text:span text:style-name="T92">none처리</text:span></text:p>
            </text:list-item>
          </text:list>
        </text:list-item>
      </text:list>
      <text:p text:style-name="P180">audio_style: 전체적 음성 스타일</text:p>
      <text:p text:style-name="P180"/>
      <text:p text:style-name="P181">idx 151까지 레이블링 완료</text:p>
      <text:p text:style-name="P179"/>
      <text:p text:style-name="P215">200728</text:p>
      <text:p text:style-name="P179">2.<text:span text:style-name="T93">redirection</text:span></text:p>
      <text:p text:style-name="P182">search_20200728_101953.txt</text:p>
      <text:p text:style-name="P182">videos_20200728_102246.txt +11</text:p>
      <text:p text:style-name="P182"/>
      <text:p text:style-name="P183">3월</text:p>
      <text:p text:style-name="P183">1.doi</text:p>
      <text:p text:style-name="P184">search_20200728_102857.txt</text:p>
      <text:p text:style-name="P184">videos_20200728_103853.txt +24</text:p>
      <text:p text:style-name="P184">2.redirection</text:p>
      <text:p text:style-name="P185">search_20200728_104428.txt</text:p>
      <text:p text:style-name="P185">videos_20200728_105902.txt +7</text:p>
      <text:p text:style-name="P179"/>
      <text:p text:style-name="P186">4월</text:p>
      <text:p text:style-name="P186">1.doi</text:p>
      <text:p text:style-name="P186">search_20200728_110649.txt</text:p>
      <text:p text:style-name="P187"/>
      <text:p text:style-name="P217">200729</text:p>
      <text:p text:style-name="P187">videos_20200729_173802.txt +6</text:p>
      <text:p text:style-name="P217"/>
      <text:p text:style-name="P187">2.redirection</text:p>
      <text:p text:style-name="P188">search_20200729_174051.txt</text:p>
      <text:p text:style-name="P188">videos_20200729_174756.txt +3</text:p>
      <text:p text:style-name="P188"/>
      <text:p text:style-name="P188">5월</text:p>
      <text:p text:style-name="P189">1.doi</text:p>
      <text:p text:style-name="P189">search_20200729_175057.txt</text:p>
      <text:p text:style-name="P189">videos_20200729_175632.txt +3</text:p>
      <text:p text:style-name="P189">2.redirection</text:p>
      <text:p text:style-name="P190">search_20200729_175828.txt</text:p>
      <text:p text:style-name="P190">videos_20200729_180418.txt +8</text:p>
      <text:p text:style-name="P186"/>
      <text:p text:style-name="P191">시발 라벨링 다날렸다!!!!</text:p>
      <text:p text:style-name="P186"/>
      <text:p text:style-name="P192">idx&lt;=134 그룹</text:p>
      <text:p text:style-name="P186"/>
      <text:p text:style-name="P218">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7">N​</text:p>
          </table:table-cell>
          <table:table-cell table:style-name="Table1.A1" office:value-type="string">
            <text:p text:style-name="P387">%​</text:p>
          </table:table-cell>
          <table:table-cell table:style-name="Table1.A1" office:value-type="string">
            <text:p text:style-name="P387">Engagement​</text:p>
          </table:table-cell>
          <table:table-cell table:style-name="Table1.A1" office:value-type="string">
            <text:p text:style-name="P387">Group By​</text:p>
          </table:table-cell>
        </table:table-row>
        <text:soft-page-break/>
        <table:table-row>
          <table:table-cell table:style-name="Table1.A1" office:value-type="string">
            <text:p text:style-name="P387">11​</text:p>
          </table:table-cell>
          <table:table-cell table:style-name="Table1.A1" office:value-type="string">
            <text:p text:style-name="P387">8.2​</text:p>
          </table:table-cell>
          <table:table-cell table:style-name="Table1.A1" office:value-type="string">
            <text:p text:style-name="P387">paper_explanation​</text:p>
          </table:table-cell>
          <table:table-cell table:style-name="Table1.A1" office:value-type="string">
            <text:p text:style-name="P387">paper_explanation​</text:p>
          </table:table-cell>
        </table:table-row>
        <table:table-row>
          <table:table-cell table:style-name="Table1.A1" office:value-type="string">
            <text:p text:style-name="P387">1​</text:p>
          </table:table-cell>
          <table:table-cell table:style-name="Table1.A1" office:value-type="string">
            <text:p text:style-name="P387">0.7​</text:p>
          </table:table-cell>
          <table:table-cell table:style-name="Table1.A1" office:value-type="string">
            <text:p text:style-name="P387">paper_linked_supplementary​</text:p>
          </table:table-cell>
          <table:table-cell table:style-name="Table1.A1" table:number-rows-spanned="2" office:value-type="string">
            <text:p text:style-name="P387">paper_supplementary​</text:p>
          </table:table-cell>
        </table:table-row>
        <table:table-row>
          <table:table-cell table:style-name="Table1.A1" office:value-type="string">
            <text:p text:style-name="P387">30​</text:p>
          </table:table-cell>
          <table:table-cell table:style-name="Table1.A1" office:value-type="string">
            <text:p text:style-name="P387">22.4​</text:p>
          </table:table-cell>
          <table:table-cell table:style-name="Table1.A1" office:value-type="string">
            <text:p text:style-name="P387">paper_supplementary​</text:p>
          </table:table-cell>
          <table:covered-table-cell/>
        </table:table-row>
        <table:table-row>
          <table:table-cell table:style-name="Table1.A1" office:value-type="string">
            <text:p text:style-name="P387">1​</text:p>
          </table:table-cell>
          <table:table-cell table:style-name="Table1.A1" office:value-type="string">
            <text:p text:style-name="P387">0.7​</text:p>
          </table:table-cell>
          <table:table-cell table:style-name="Table1.A1" office:value-type="string">
            <text:p text:style-name="P387">paper_application​</text:p>
          </table:table-cell>
          <table:table-cell table:style-name="Table1.A1" table:number-rows-spanned="2" office:value-type="string">
            <text:p text:style-name="P387">paper_assessment​</text:p>
          </table:table-cell>
        </table:table-row>
        <table:table-row>
          <table:table-cell table:style-name="Table1.A1" office:value-type="string">
            <text:p text:style-name="P387">3​</text:p>
          </table:table-cell>
          <table:table-cell table:style-name="Table1.A1" office:value-type="string">
            <text:p text:style-name="P387">2.<text:span text:style-name="T96">2</text:span>​</text:p>
          </table:table-cell>
          <table:table-cell table:style-name="Table1.A1" office:value-type="string">
            <text:p text:style-name="P387">paper_assessment​</text:p>
          </table:table-cell>
          <table:covered-table-cell/>
        </table:table-row>
        <table:table-row>
          <table:table-cell table:style-name="Table1.A1" office:value-type="string">
            <text:p text:style-name="P387">88​</text:p>
          </table:table-cell>
          <table:table-cell table:style-name="Table1.A1" office:value-type="string">
            <text:p text:style-name="P387">65.7​</text:p>
          </table:table-cell>
          <table:table-cell table:style-name="Table1.A1" office:value-type="string">
            <text:p text:style-name="P387">paper_reference​</text:p>
          </table:table-cell>
          <table:table-cell table:style-name="Table1.A1" office:value-type="string">
            <text:p text:style-name="P387">paper_reference​</text:p>
          </table:table-cell>
        </table:table-row>
      </table:table>
      <text:p text:style-name="P186"/>
      <text:p text:style-name="P193"/>
      <text:p text:style-name="P195">2페이지:arXiv비교</text:p>
      <text:p text:style-name="P195">arxiv 설명비디오가 압도적으로 높다.→ 논문 자체에 관심을 가지고 (제대로 읽고) 제작하는 사람이 많다.</text:p>
      <text:p text:style-name="P195"/>
      <text:p text:style-name="P195"><text:span text:style-name="T99">과거엔 비디오 커뮤니케이션 비인기 + (</text:span>최근 논문에만 관심이 높다. 옛날 논문엔 관심<text:span text:style-name="T99">x)</text:span></text:p>
      <text:p text:style-name="P193"/>
      <text:p text:style-name="P193"><text:span text:style-name="T98">3</text:span>페이지: 경과년수과 뷰, 라이크</text:p>
      <text:list xml:id="list2626613176367127399" text:style-name="L50">
        <text:list-item>
          <text:p text:style-name="P510">y값: 대체로 0주변, 과학채널의 reference 비디오에 한해서 높은 케이스</text:p>
        </text:list-item>
        <text:list-item>
          <text:p text:style-name="P510">x값:</text:p>
          <text:list>
            <text:list-item>
              <text:p text:style-name="P510">reference: 전체적으로 꾸준히</text:p>
            </text:list-item>
            <text:list-item>
              <text:p text:style-name="P510">supplementary: 당연히 논문 발표 즈음에 공개</text:p>
            </text:list-item>
            <text:list-item>
              <text:p text:style-name="P510">explanation, assessment: 3년 즈음부터 공개</text:p>
            </text:list-item>
          </text:list>
        </text:list-item>
        <text:list-item>
          <text:p text:style-name="P510"/>
        </text:list-item>
      </text:list>
      <text:p text:style-name="P193"/>
      <text:p text:style-name="P193"><text:span text:style-name="T98">4</text:span>페이지: 스케일</text:p>
      <text:list xml:id="list5760333699933170768" text:style-name="L51">
        <text:list-item>
          <text:p text:style-name="P511">대체로 플랫</text:p>
        </text:list-item>
        <text:list-item>
          <text:p text:style-name="P511"><text:span text:style-name="T8">6년이 지난 시점에서도 참고문헌으로 인용되는 비디오: 성장률이 매우 빠름</text:span> 스케일때문에 그렇게 보일뿐</text:p>
        </text:list-item>
        <text:list-item>
          <text:p text:style-name="P511">최신 동영상에서 </text:p>
        </text:list-item>
      </text:list>
      <text:p text:style-name="P193"/>
      <text:p text:style-name="P194"><text:span text:style-name="T98">5</text:span>페이지: Like/dislike ratio</text:p>
      <text:p text:style-name="P194">reference: </text:p>
      <text:p text:style-name="P178">炎上：페미니즘 옹호 영상에 인용되는 케이스</text:p>
      <text:p text:style-name="P364">인기 채널: 과학채널, 유사과학(?<text:span text:style-name="T96">)</text:span></text:p>
      <text:p text:style-name="P364"/>
      <text:p text:style-name="P365">assessment: 바이오인포마틱스 연구원에 의한 전문 리뷰</text:p>
      <text:list xml:id="list193107552383760" text:continue-list="list3290927703132204163" text:style-name="L46">
        <text:list-item>
          <text:p text:style-name="P538">assessment</text:p>
          <text:list>
            <text:list-item>
              <text:p text:style-name="P540">OuGtd8nhm6Y, xRuZDG0QgH8 : 훗날 자세히 언급되는 케이스</text:p>
            </text:list-item>
          </text:list>
        </text:list-item>
        <text:list-item>
          <text:p text:style-name="P538">reference</text:p>
          <text:list>
            <text:list-item>
              <text:p text:style-name="P538">AO6NkJcfYNc, <text:span text:style-name="T79">Xx0SsffdMBw: 전문가?</text:span></text:p>
            </text:list-item>
            <text:list-item>
              <text:p text:style-name="P542">bTUvI-a8uGA, AgIG22l5oOM: 유사과학? 음모론?</text:p>
            </text:list-item>
            <text:list-item>
              <text:p text:style-name="P513"><text:span text:style-name="T78">5tkLCzvD3uo, </text:span>cjRK1KK3nA8: 과학채널</text:p>
            </text:list-item>
          </text:list>
        </text:list-item>
      </text:list>
      <text:p text:style-name="P193"/>
      <text:p text:style-name="P193">향후:</text:p>
      <text:p text:style-name="P193">논문 메트릭 동향과 연관시키기</text:p>
      <text:list xml:id="list5036873256407953250" text:style-name="L52">
        <text:list-item>
          <text:p text:style-name="P514">altmetric</text:p>
          <text:list>
            <text:list-item>
              <text:p text:style-name="P512"><text:span text:style-name="T97">(</text:span>논문 레벨<text:span text:style-name="T97">)비디오 활동과 트윗 활동</text:span></text:p>
            </text:list-item>
            <text:list-item>
              <text:p text:style-name="P514">(분야 레벨)</text:p>
            </text:list-item>
          </text:list>
        </text:list-item>
      </text:list>
      <text:p text:style-name="P196"/>
      <text:p text:style-name="P197"/>
      <text:p text:style-name="P197">로그 축</text:p>
      <text:p text:style-name="P197">최근 논문에 대해서 비디오 수가 많으면 비디오 커뮤니케이션의 활성화 증거</text:p>
      <text:p text:style-name="P197"><text:soft-page-break/>→ (중요해진다)</text:p>
      <text:p text:style-name="P197">→ 어떤식으로 이루어지고있는가</text:p>
      <text:p text:style-name="P197">→ (알았다)</text:p>
      <text:p text:style-name="P197">→ 리서치 커뮤니케이션의 의의에 반하는 활동이 있음을 알았다</text:p>
      <text:p text:style-name="P197">→ 예를 들면 비디오 / 채널 지표를 제안</text:p>
      <text:p text:style-name="P197"/>
      <text:p text:style-name="P366"><text:span text:style-name="T67">뷰카운트로 박스플롯: 어떤 종류의 비디오가 </text:span><text:span text:style-name="T69">み</text:span><text:span text:style-name="T68">られやすいか？</text:span></text:p>
      <text:p text:style-name="P198">(라이크/뷰, 디스라이크/뷰 …)</text:p>
      <text:p text:style-name="P198">그 후에 라이크,디스라이크 액션이 이어진다.</text:p>
      <text:p text:style-name="P198"/>
      <text:p text:style-name="P366"><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8"/>
      <text:p text:style-name="P219">200731</text:p>
      <text:p text:style-name="P199"/>
      <text:p text:style-name="P199">6월</text:p>
      <text:p text:style-name="P199">1.doi</text:p>
      <text:p text:style-name="P199">search_20200731_174417.txt</text:p>
      <text:p text:style-name="P201">videos_20200731_175054.txt +18</text:p>
      <text:p text:style-name="P201">2.redirection</text:p>
      <text:p text:style-name="P202">search_20200731_183739.txt</text:p>
      <text:p text:style-name="P203">videos_20200731_195218.txt +5</text:p>
      <text:p text:style-name="P203"/>
      <text:p text:style-name="P206">comp: idx &lt;= 143</text:p>
      <text:p text:style-name="P207">life+earth: 나머지</text:p>
      <text:p text:style-name="P203"/>
      <text:p text:style-name="P220">200802</text:p>
      <text:p text:style-name="P200"/>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71">테마</text:p>
          </table:table-cell>
          <table:table-cell table:style-name="Table2.A1" office:value-type="string">
            <text:p text:style-name="P371">Scopus subject area</text:p>
          </table:table-cell>
          <table:table-cell table:style-name="Table2.A1" office:value-type="string">
            <text:p text:style-name="P374">필터</text:p>
          </table:table-cell>
          <table:table-cell table:style-name="Table2.A1" office:value-type="string">
            <text:p text:style-name="P374">list</text:p>
          </table:table-cell>
          <table:table-cell table:style-name="Table2.E1" office:value-type="string">
            <text:p text:style-name="P382">파일</text:p>
          </table:table-cell>
        </table:table-row>
        <table:table-row>
          <table:table-cell table:style-name="Table2.A2" office:value-type="string">
            <text:p text:style-name="P371">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79">Journals<text:span text:style-name="T101">+Conference Proceedings</text:span></text:p>
          </table:table-cell>
          <table:table-cell table:style-name="Table2.A2" office:value-type="string">
            <text:p text:style-name="P383">1000/5734</text:p>
          </table:table-cell>
          <table:table-cell table:style-name="Table2.E2" office:value-type="string">
            <text:p text:style-name="P375">source-results-<text:span text:style-name="T115">life</text:span>-citescore-201<text:span text:style-name="T101">8</text:span>.xlsx</text:p>
          </table:table-cell>
        </table:table-row>
        <table:table-row>
          <table:table-cell table:style-name="Table2.A2" office:value-type="string">
            <text:p text:style-name="P374">Math &amp; Computer Science</text:p>
          </table:table-cell>
          <table:table-cell table:style-name="Table2.A2" office:value-type="string">
            <text:p text:style-name="P117">Computer Science + Mathmatics</text:p>
          </table:table-cell>
          <table:table-cell table:style-name="Table2.A2" office:value-type="string">
            <text:p text:style-name="P378">Journals<text:span text:style-name="T101">+Conference Proceedings</text:span></text:p>
          </table:table-cell>
          <table:table-cell table:style-name="Table2.A2" office:value-type="string">
            <text:p text:style-name="P374">1000/<text:span text:style-name="T101">3427</text:span></text:p>
          </table:table-cell>
          <table:table-cell table:style-name="Table2.E2" office:value-type="string">
            <text:p text:style-name="P374">source-results-math_cs-citescore-201<text:span text:style-name="T101">8</text:span>.xls<text:span text:style-name="T128">x</text:span></text:p>
          </table:table-cell>
        </table:table-row>
        <table:table-row>
          <table:table-cell table:style-name="Table2.A2" office:value-type="string">
            <text:p text:style-name="P386">Social Science + Humanities</text:p>
          </table:table-cell>
          <table:table-cell table:style-name="Table2.A2" office:value-type="string">
            <text:p text:style-name="P368">Arts and Humanities + Social Sciences</text:p>
          </table:table-cell>
          <table:table-cell table:style-name="Table2.A2" office:value-type="string">
            <text:p text:style-name="P386">J + CP</text:p>
          </table:table-cell>
          <table:table-cell table:style-name="Table2.A2" office:value-type="string">
            <text:p text:style-name="P386">1000/9322</text:p>
          </table:table-cell>
          <table:table-cell table:style-name="Table2.E2" office:value-type="string">
            <text:p text:style-name="P386">source-results-soc_hum-citescore-2018.xlsx</text:p>
          </table:table-cell>
        </table:table-row>
      </table:table>
      <text:p text:style-name="P200"/>
      <text:p text:style-name="P204">상위5%: 171개 중</text:p>
      <text:p text:style-name="P205">ISSN없음:15개</text:p>
      <text:p text:style-name="P205"/>
      <text:p text:style-name="P225">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text:span><text:soft-page-break/><text:span text:style-name="T56">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5">→<text:span text:style-name="T103"> 2602건. 둘로 나눠서 하자.</text:span></text:p>
      <text:p text:style-name="P205"/>
      <text:p text:style-name="P226">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6">→<text:span text:style-name="T104"> 753건</text:span></text:p>
      <text:p text:style-name="P226"/>
      <text:p text:style-name="P226">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text:span><text:soft-page-break/><text:span text:style-name="T56">2330-1635 OR 00983500 OR 0098-3500 OR 00104485 OR 0010-4485 OR 15369323 OR 1536-9323 OR 15392791 OR 1539-2791 OR 1553734X OR 1553-734X OR 18669956 OR 1866-9956 OR 10075704 OR 1007-5704 OR 10772626 OR 1077-2626 OR 00190578 OR 0019-0578)</text:span></text:p>
      <text:p text:style-name="P226">→<text:span text:style-name="T104"> 1849</text:span><text:span text:style-name="T102">건</text:span></text:p>
      <text:p text:style-name="P232"/>
      <text:p text:style-name="P233">cs+math 2019</text:p>
      <text:p text:style-name="P236">1월</text:p>
      <text:p text:style-name="P233">1. doi</text:p>
      <text:p text:style-name="P233">search_20200802_150832.txt</text:p>
      <text:p text:style-name="P234">videos_20200802_155628.txt +6</text:p>
      <text:p text:style-name="P234">2.redirection</text:p>
      <text:p text:style-name="P235">search_20200802_155832.txt</text:p>
      <text:p text:style-name="P238">videos_20200802_162522.txt +9</text:p>
      <text:p text:style-name="P238"/>
      <text:p text:style-name="P333">200803</text:p>
      <text:p text:style-name="P239"/>
      <text:p text:style-name="P243"><text:span text:style-name="T106">수정: </text:span><text:span text:style-name="T105">update_videos_by_list_videos()</text:span> in <text:span text:style-name="T105">main.py</text:span> </text:p>
      <text:p text:style-name="P243">→ 복수의 idx_paper 포함하는 비디오는 paper별로 row생성.</text:p>
      <text:p text:style-name="P243"/>
      <text:p text:style-name="P244">2014 비디오엔 복수의 paper를 참조하는 row 없음</text:p>
      <text:p text:style-name="P244">(select * from scopus_videos_2014 where match(idx_paper) against (','))</text:p>
      <text:p text:style-name="P239"/>
      <text:p text:style-name="P239">2월</text:p>
      <text:p text:style-name="P239">1.doi</text:p>
      <text:p text:style-name="P240">search_20200803_161143.txt</text:p>
      <text:p text:style-name="P241">videos_20200803_162600.txt +0</text:p>
      <text:p text:style-name="P241">2.redirection</text:p>
      <text:p text:style-name="P242">search_20200803_165644.txt</text:p>
      <text:p text:style-name="P242">videos_20200803_170634.txt +15</text:p>
      <text:p text:style-name="P248"/>
      <text:p text:style-name="P334">200804</text:p>
      <text:p text:style-name="P245">3월</text:p>
      <text:p text:style-name="P246">1.doi</text:p>
      <text:p text:style-name="P246">search_20200804_162247.txt</text:p>
      <text:p text:style-name="P246">videos_20200804_163010.txt +11</text:p>
      <text:p text:style-name="P246">2.redirection</text:p>
      <text:p text:style-name="P247">search_20200804_163216.txt</text:p>
      <text:p text:style-name="P247">videos_20200804_164026.txt +5</text:p>
      <text:p text:style-name="P247"/>
      <text:p text:style-name="P247"/>
      <text:p text:style-name="P335">200805</text:p>
      <text:p text:style-name="P250">비디오 메트릭 분석</text:p>
      <text:list xml:id="list2648961182905489128" text:style-name="L53">
        <text:list-item>
          <text:p text:style-name="P515">히트맵</text:p>
        </text:list-item>
      </text:list>
      <text:p text:style-name="P250"/>
      <text:p text:style-name="P250">추가 분석</text:p>
      <text:list xml:id="list6707083726101479610" text:style-name="L54">
        <text:list-item>
          <text:p text:style-name="P516">저널: 특정 분야에 대해 비디오가 많은가?</text:p>
          <text:list>
            <text:list-item>
              <text:p text:style-name="P516">대분야 아래의 소분야</text:p>
            </text:list-item>
            <text:list-item>
              <text:p text:style-name="P516">비디오→ 저널 조인 후 저널의 소분야 획득</text:p>
            </text:list-item>
          </text:list>
        </text:list-item>
        <text:list-item>
          <text:p text:style-name="P516">논문: 비디오 유뮤 그룹의 피인용수</text:p>
          <text:list>
            <text:list-item>
              <text:p text:style-name="P516">비디오 유: content 그룹화 후 분석</text:p>
            </text:list-item>
          </text:list>
        </text:list-item>
      </text:list>
      <text:p text:style-name="P249"/>
      <text:p text:style-name="P251">column name 획득:</text:p>
      <text:p text:style-name="P251">SELECT `COLUMN_NAME` FROM `INFORMATION_SCHEMA`.`COLUMNS` WHERE `TABLE_SCHEMA`='ytcrawl0' AND `TABLE_NAME`='scopus_videos_2014'</text:p>
      <text:p text:style-name="P249"/>
      <text:p text:style-name="P249">4월</text:p>
      <text:p text:style-name="P249">1.doi</text:p>
      <text:p text:style-name="P252">search_20200805_164635.txt</text:p>
      <text:p text:style-name="P252"><text:soft-page-break/>videos_20200805_165631.txt +7</text:p>
      <text:p text:style-name="P253">2.redirection</text:p>
      <text:p text:style-name="P254">search_20200805_175023.txt</text:p>
      <text:p text:style-name="P254">videos_20200805_180834.txt +3</text:p>
      <text:p text:style-name="P256">GCP: APIkey, API enable필요</text:p>
      <text:p text:style-name="P256"/>
      <text:p text:style-name="P339">200805</text:p>
      <text:p text:style-name="P237"/>
      <text:p text:style-name="P237"/>
      <text:p text:style-name="P336">200806 <text:span text:style-name="T109">mentorochi</text:span></text:p>
      <text:p text:style-name="P257">1.논문 해설 비디오에 dislike붙이는 경우는?</text:p>
      <text:p text:style-name="P257">2.일반 비디오에 비해서 dislike보다는 like이 붙기 쉬운 경향이 보인 것 아닌가?</text:p>
      <text:p text:style-name="P232">→ 리서치 퀘스천 방향성에 맞게 해석</text:p>
      <text:p text:style-name="P232"/>
      <text:p text:style-name="P232">과제감</text:p>
      <text:p text:style-name="P232">1.논문 이해 확산</text:p>
      <text:p text:style-name="P232">2.비디오 공개 목적에 룰이 없다</text:p>
      <text:p text:style-name="P232">3.전문가에 의한 비디오 별로 인기가 없다</text:p>
      <text:p text:style-name="P232"/>
      <text:p text:style-name="P232">의의가 있다!→ 의의엔 어떤게 있지? 여러 측면의 의의<text:span text:style-name="T108">ex.일반인에게(알트메트릭스)/전문가에게(피인용수)/...</text:span></text:p>
      <text:p text:style-name="P337">의의에 대해서 구체적으로 생각해두는게 중요</text:p>
      <text:p text:style-name="P232"/>
      <text:p text:style-name="P338">200807</text:p>
      <text:p text:style-name="P255">5월</text:p>
      <text:p text:style-name="P255">1.doi</text:p>
      <text:p text:style-name="P258">search_20200807_114451.txt</text:p>
      <text:p text:style-name="P259">videos_20200807_115422.txt +10</text:p>
      <text:p text:style-name="P260">2.redirection</text:p>
      <text:p text:style-name="P261">search_20200807_115917.txt</text:p>
      <text:p text:style-name="P261">videos_20200807_120657.txt +1</text:p>
      <text:p text:style-name="P261"/>
      <text:p text:style-name="P261">6월</text:p>
      <text:p text:style-name="P261">1.doi</text:p>
      <text:p text:style-name="P262">search_20200807_121054.txt</text:p>
      <text:p text:style-name="P263">videos_20200807_121942.txt +11</text:p>
      <text:p text:style-name="P232"/>
      <text:p text:style-name="P340">200808</text:p>
      <text:p text:style-name="P264">17년도 math에 대해서도 해보자</text:p>
      <text:p text:style-name="P264">소스: comp+math,2016metric,journal+conference → 3427건</text:p>
      <text:p text:style-name="P264">5%→ 171.35 → 171건 → na:3건 제거→ 168건</text:p>
      <text:p text:style-name="P264"/>
      <text:p text:style-name="P228"><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text:soft-page-break/>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2"/>
      <text:p text:style-name="P265">1월</text:p>
      <text:p text:style-name="P265">1.doi</text:p>
      <text:p text:style-name="P265">search_20200808_195132.txt</text:p>
      <text:p text:style-name="P265">videos_20200808_195749.txt +22</text:p>
      <text:p text:style-name="P265"/>
      <text:p text:style-name="P265">2월</text:p>
      <text:p text:style-name="P265">1.doi</text:p>
      <text:p text:style-name="P266">search_20200808_200920.txt</text:p>
      <text:p text:style-name="P266">videos_20200808_202849.txt <text:span text:style-name="T111">+16</text:span></text:p>
      <text:p text:style-name="P266"/>
      <text:p text:style-name="P267">3월</text:p>
      <text:p text:style-name="P267">1.doi</text:p>
      <text:p text:style-name="P268">search_20200808_203230.txt</text:p>
      <text:p text:style-name="P268">videos_20200808_204832.txt +17</text:p>
      <text:p text:style-name="P268"/>
      <text:p text:style-name="P268">아… search 쿼리 당 1페이지만 비디오 검색중이었음… 하…</text:p>
      <text:p text:style-name="P268">수정 완료…</text:p>
      <text:p text:style-name="P268"/>
      <text:p text:style-name="P341">200809</text:p>
      <text:p text:style-name="P269"><text:span text:style-name="T105">main.py</text:span> search_by_domains()</text:p>
      <text:p text:style-name="P269">문제는 나중에 추가된 도메인에 대해 비디오 아이디를 어떤 식으로 확보할 것이냐.</text:p>
      <text:p text:style-name="P269">→ 추가된 도메인을 따로 보관해야 하나?</text:p>
      <text:p text:style-name="P269">→ 도메인이 추가된 시점을 보관해두자.</text:p>
      <text:p text:style-name="P269"/>
      <text:p text:style-name="P270">130701-130710</text:p>
      <text:p text:style-name="P271">search_20200809_165430.txt</text:p>
      <text:p text:style-name="P270">130710-130721</text:p>
      <text:p text:style-name="P270">search_20200809_172138.txt</text:p>
      <text:p text:style-name="P271"/>
      <text:p text:style-name="P272">1701 redirection 처리 완료</text:p>
      <text:p text:style-name="P272"/>
      <text:p text:style-name="P342">200810</text:p>
      <text:p text:style-name="P273">4월</text:p>
      <text:p text:style-name="P273">1.doi</text:p>
      <text:p text:style-name="P273">search_20200810_104358.txt</text:p>
      <text:p text:style-name="P273">videos_20200810_105151.txt +17</text:p>
      <text:p text:style-name="P273"/>
      <text:p text:style-name="P273">5월</text:p>
      <text:p text:style-name="P273">1.doi</text:p>
      <text:p text:style-name="P357">search_20200810_105326.txt</text:p>
      <text:p text:style-name="P357">videos_20200810_105931.txt</text:p>
      <text:p text:style-name="P274"><text:soft-page-break/>search_20200810_111517.txt</text:p>
      <text:p text:style-name="P274">videos_20200810_112716.txt +1</text:p>
      <text:p text:style-name="P274"/>
      <text:p text:style-name="P274">6월</text:p>
      <text:p text:style-name="P275">1.doi</text:p>
      <text:p text:style-name="P275">search_20200810_112813.txt</text:p>
      <text:p text:style-name="P275">videos_20200810_114305.txt <text:span text:style-name="T112">+2</text:span></text:p>
      <text:p text:style-name="P273"/>
      <text:p text:style-name="P343">200811</text:p>
      <text:p text:style-name="P311">비디오 유무 그룹의 피인용수</text:p>
      <text:p text:style-name="P311">1. 논문에 출판 연월 등록</text:p>
      <text:p text:style-name="P311">2. <text:line-break/>비디오는</text:p>
      <text:list xml:id="list6231868734199737477" text:style-name="L55">
        <text:list-item>
          <text:p text:style-name="P523">현재까지의 모든 비디오?</text:p>
        </text:list-item>
        <text:list-item>
          <text:p text:style-name="P523">논문 발행 후 일정 기간 이내 비디오?(1년?)</text:p>
        </text:list-item>
      </text:list>
      <text:p text:style-name="P310"/>
      <text:p text:style-name="P312">200811.ipynb</text:p>
      <text:p text:style-name="P312">피인용 존재하는 논문<text:span text:style-name="T113">(dropna)</text:span></text:p>
      <text:list xml:id="list8575053139295362657" text:style-name="L56">
        <text:list-item>
          <text:p text:style-name="P524">2019comp 전체 / 비디오 유 그룹 비교</text:p>
          <text:list>
            <text:list-item>
              <text:p text:style-name="P524">t-test에서 p=0.202 → 유의하지 않음</text:p>
            </text:list-item>
          </text:list>
        </text:list-item>
        <text:list-item>
          <text:p text:style-name="P524">2014comp 전체 / 비디오 유 그룹 비교</text:p>
          <text:list>
            <text:list-item>
              <text:p text:style-name="P544"><text:span text:style-name="T72">t-</text:span><text:span text:style-name="T71">test에서 p=0.003 → 유의함</text:span></text:p>
            </text:list-item>
          </text:list>
        </text:list-item>
      </text:list>
      <text:p text:style-name="P312">→ 약 1년 정도 경과의 논문에 대해서 비디오의 피인용수에 대한 영향력은 미미하나, 시간이 지날수록 유의한 영향력을 보인다?</text:p>
      <text:list xml:id="list193107458659756" text:continue-numbering="true" text:style-name="L56">
        <text:list-header>
          <text:p text:style-name="P525"/>
        </text:list-header>
        <text:list-item>
          <text:p text:style-name="P525">2019comp 비디오 무 / 비디오 유 그룹 비교</text:p>
          <text:list>
            <text:list-item>
              <text:p text:style-name="P545"><text:span text:style-name="T71">t-test에서 p=0.</text:span><text:span text:style-name="T73">199</text:span><text:span text:style-name="T71"> → 유의하지 않음</text:span></text:p>
            </text:list-item>
          </text:list>
        </text:list-item>
        <text:list-item>
          <text:p text:style-name="P525">2014comp 비디오 무 / 비디오 유 그룹 비교</text:p>
          <text:list>
            <text:list-item>
              <text:p text:style-name="P545"><text:span text:style-name="T71">t-test에서 p=0.00</text:span><text:span text:style-name="T73">2</text:span><text:span text:style-name="T71"> → 유의함</text:span></text:p>
            </text:list-item>
          </text:list>
        </text:list-item>
      </text:list>
      <text:p text:style-name="P367"><text:span text:style-name="T72">→</text:span><text:span text:style-name="T73"> 2019년에 대해선, 비디오의 영향력은 미미</text:span></text:p>
      <text:p text:style-name="P276"/>
      <text:p text:style-name="P344">200812</text:p>
      <text:p text:style-name="P283">1701-1706 comp redirection처리 완료</text:p>
      <text:p text:style-name="P283"/>
      <text:p text:style-name="P279">1월</text:p>
      <text:p text:style-name="P277">2.<text:span text:style-name="T114">redirection</text:span></text:p>
      <text:p text:style-name="P280">search_20200812_154734.txt</text:p>
      <text:p text:style-name="P280">videos_20200812_155751.txt +8</text:p>
      <text:p text:style-name="P280"/>
      <text:p text:style-name="P280">2월</text:p>
      <text:p text:style-name="P280">2.redirection</text:p>
      <text:p text:style-name="P280">search_20200812_160147.txt</text:p>
      <text:p text:style-name="P280">videos_20200812_161325.txt +2</text:p>
      <text:p text:style-name="P280"/>
      <text:p text:style-name="P280">3월 </text:p>
      <text:p text:style-name="P280">2.redirection</text:p>
      <text:p text:style-name="P280">search_20200812_161431.txt</text:p>
      <text:p text:style-name="P280">videos_20200812_162307.txt +7</text:p>
      <text:p text:style-name="P280"/>
      <text:p text:style-name="P280">4월</text:p>
      <text:p text:style-name="P280">2.redirection</text:p>
      <text:p text:style-name="P281">search_20200812_162354.txt</text:p>
      <text:p text:style-name="P281">videos_20200812_163405.txt +8</text:p>
      <text:p text:style-name="P281"/>
      <text:p text:style-name="P281">5월</text:p>
      <text:p text:style-name="P281">2.redirection</text:p>
      <text:p text:style-name="P282">search_20200812_163518.txt</text:p>
      <text:p text:style-name="P282"><text:soft-page-break/>videos_20200812_164230.txt +8</text:p>
      <text:p text:style-name="P278"/>
      <text:p text:style-name="P345">200814</text:p>
      <text:p text:style-name="P284">altmetric확인</text:p>
      <text:p text:style-name="P284">-redirection에서 가능</text:p>
      <text:list xml:id="list8381181079145526341" text:style-name="L57">
        <text:list-item>
          <text:p text:style-name="P517">academic.oup.com/bib/article/</text:p>
        </text:list-item>
        <text:list-item>
          <text:p text:style-name="P517">academic.oup.com/bioinformatics/article/</text:p>
        </text:list-item>
        <text:list-item>
          <text:p text:style-name="P517">annals.math.princeton.edu/</text:p>
        </text:list-item>
        <text:list-item>
          <text:p text:style-name="P517">biologydirect.biomedcentral.com/articles/</text:p>
        </text:list-item>
        <text:list-item>
          <text:p text:style-name="P517">bmcbioinformatics.biomedcentral.com/articles/</text:p>
        </text:list-item>
        <text:list-item>
          <text:p text:style-name="P517">cambridge.org/core/journals/</text:p>
        </text:list-item>
        <text:list-item>
          <text:p text:style-name="P517">content.iospress.com/articles/</text:p>
        </text:list-item>
        <text:list-item>
          <text:p text:style-name="P517">gmd.copernicus.org/articles/</text:p>
        </text:list-item>
        <text:list-item>
          <text:p text:style-name="P519">journals.plos.org/ploscompbiol/article?id=</text:p>
        </text:list-item>
        <text:list-item>
          <text:p text:style-name="P521">journals.sagepub.com/doi/</text:p>
        </text:list-item>
        <text:list-item>
          <text:p text:style-name="P521">link.springer.com/article/</text:p>
        </text:list-item>
        <text:list-item>
          <text:p text:style-name="P521">nature.com/articles/</text:p>
        </text:list-item>
        <text:list-item>
          <text:p text:style-name="P521">onlinelibrary.wiley.com/doi/abs/</text:p>
        </text:list-item>
        <text:list-item>
          <text:p text:style-name="P521">projecteuclid.org/</text:p>
        </text:list-item>
        <text:list-item>
          <text:p text:style-name="P521">pubs.acs.org/doi/</text:p>
        </text:list-item>
        <text:list-item>
          <text:p text:style-name="P521">pubsonline.informs.org/doi/abs/</text:p>
        </text:list-item>
      </text:list>
      <text:p text:style-name="P284">-redirection에서 altmetric it 불가, 미지원</text:p>
      <text:list xml:id="list86123804003062971" text:style-name="L58">
        <text:list-item>
          <text:p text:style-name="P518">dl.acm.org/doi/</text:p>
        </text:list-item>
        <text:list-item>
          <text:p text:style-name="P520">ieeexplore.ieee.org/document/</text:p>
        </text:list-item>
        <text:list-item>
          <text:p text:style-name="P520">inderscience.com/offer.php?id=</text:p>
        </text:list-item>
        <text:list-item>
          <text:p text:style-name="P522">misq.org/</text:p>
        </text:list-item>
        <text:list-item>
          <text:p text:style-name="P522"/>
        </text:list-item>
        <text:list-item>
          <text:p text:style-name="P522"/>
        </text:list-item>
      </text:list>
      <text:p text:style-name="P278"/>
      <text:p text:style-name="P346">200814</text:p>
      <text:p text:style-name="P285">5월</text:p>
      <text:p text:style-name="P285">1.doi</text:p>
      <text:p text:style-name="P358">search_20200814_194945.txt</text:p>
      <text:p text:style-name="P285">videos_20200814_200126.txt +11</text:p>
      <text:p text:style-name="P277"/>
      <text:p text:style-name="P285">6월</text:p>
      <text:p text:style-name="P285">1.doi</text:p>
      <text:p text:style-name="P286">search_20200814_200411.txt</text:p>
      <text:p text:style-name="P286">videos_20200814_201126.txt +9</text:p>
      <text:p text:style-name="P286"/>
      <text:p text:style-name="P347">200816</text:p>
      <text:p text:style-name="P287">2019 life 상위 5%: 287개</text:p>
      <text:p text:style-name="P287">nan 2개 → 285개</text:p>
      <text:p text:style-name="P287">140개씩 나눠서 검색</text:p>
      <text:p text:style-name="P287"/>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text:soft-page-break/>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1">:4036건 → 상위 60개</text:p>
      <text:p text:style-name="P231"/>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1">:<text:span text:style-name="T119">1240건</text:span></text:p>
      <text:p text:style-name="P231"/>
      <text:p text:style-name="P287"/>
      <text:p text:style-name="P288">2019 life <text:span text:style-name="T120">scopus_preprocess 완료</text:span></text:p>
      <text:p text:style-name="P288"/>
      <text:p text:style-name="P288">1월</text:p>
      <text:p text:style-name="P288">1.doi</text:p>
      <text:p text:style-name="P289">search_20200816_223901.txt</text:p>
      <text:p text:style-name="P289">videos_20200816_224447.txt +13</text:p>
      <text:p text:style-name="P288">2.redirection</text:p>
      <text:p text:style-name="P290">search_20200816_224613.txt</text:p>
      <text:p text:style-name="P290">videos_20200816_225237.txt +12</text:p>
      <text:p text:style-name="P290"/>
      <text:p text:style-name="P348">200818</text:p>
      <text:p text:style-name="P291">2019 comp 6월</text:p>
      <text:p text:style-name="P291">2.redirection</text:p>
      <text:p text:style-name="P293">search_20200818_124202.txt</text:p>
      <text:p text:style-name="P294">videos_20200818_125256.txt +2</text:p>
      <text:p text:style-name="P292"/>
      <text:p text:style-name="P293">2017 comp 6월</text:p>
      <text:p text:style-name="P293">2.redirection</text:p>
      <text:p text:style-name="P293">search_20200818_125458.txt</text:p>
      <text:p text:style-name="P294">videos_20200818_130503.txt +12</text:p>
      <text:p text:style-name="P286"/>
      <text:p text:style-name="P295">2019 life</text:p>
      <text:p text:style-name="P295">2월</text:p>
      <text:p text:style-name="P295">1.doi</text:p>
      <text:p text:style-name="P295">search_20200818_221835.txt</text:p>
      <text:p text:style-name="P295">videos_20200818_222435.txt +13</text:p>
      <text:p text:style-name="P295"><text:soft-page-break/>2.redirection</text:p>
      <text:p text:style-name="P295">search_20200818_222538.txt</text:p>
      <text:p text:style-name="P295">videos_20200818_223319.txt +20</text:p>
      <text:p text:style-name="P295"/>
      <text:p text:style-name="P349">200820</text:p>
      <text:p text:style-name="P296">3월</text:p>
      <text:p text:style-name="P296">1.doi</text:p>
      <text:p text:style-name="P299">search_20200820_214954.txt</text:p>
      <text:p text:style-name="P299">videos_20200820_215544.txt <text:span text:style-name="T121">+9</text:span></text:p>
      <text:p text:style-name="P296">2.redirection</text:p>
      <text:p text:style-name="P298">search_20200820_213320.txt</text:p>
      <text:p text:style-name="P299">videos_20200820_214716.txt +35</text:p>
      <text:p text:style-name="P296"/>
      <text:p text:style-name="P296">4월</text:p>
      <text:p text:style-name="P296">1.doi</text:p>
      <text:p text:style-name="P300">search_20200820_215756.txt</text:p>
      <text:p text:style-name="P300">videos_20200820_220348.txt +116 <text:span text:style-name="T122">(!)</text:span></text:p>
      <text:p text:style-name="P296">2.redirection</text:p>
      <text:p text:style-name="P301">search_20200820_220903.txt</text:p>
      <text:p text:style-name="P301">videos_20200820_222648.txt <text:span text:style-name="T123">+32</text:span></text:p>
      <text:p text:style-name="P301"/>
      <text:p text:style-name="P302">5월</text:p>
      <text:p text:style-name="P302">1.<text:span text:style-name="T124">doi</text:span></text:p>
      <text:p text:style-name="P304">search_20200822_134618.txt</text:p>
      <text:p text:style-name="P304">videos_20200822_135044.txt +19</text:p>
      <text:p text:style-name="P303">2.redirection</text:p>
      <text:p text:style-name="P305">search_20200822_135130.txt</text:p>
      <text:p text:style-name="P305">videos_20200822_135602.txt <text:span text:style-name="T125">+34</text:span></text:p>
      <text:p text:style-name="P303">6월</text:p>
      <text:p text:style-name="P303">1.doi</text:p>
      <text:p text:style-name="P306">search_20200822_135715.txt</text:p>
      <text:p text:style-name="P306">videos_20200822_140108.txt +13</text:p>
      <text:p text:style-name="P303">2.redirection</text:p>
      <text:p text:style-name="P307">search_20200822_140308.txt</text:p>
      <text:p text:style-name="P308">videos_20200822_140801.txt <text:span text:style-name="T126">+35</text:span></text:p>
      <text:p text:style-name="P301"/>
      <text:p text:style-name="P350">200824</text:p>
      <text:p text:style-name="P309">comp 2018, 2016, 2015도 모아볼까?</text:p>
      <text:p text:style-name="P309"/>
      <text:p text:style-name="P296">2018</text:p>
      <text:p text:style-name="P297"/>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372">테마</text:p>
          </table:table-cell>
          <table:table-cell table:style-name="표2.A1" office:value-type="string">
            <text:p text:style-name="P372">Scopus subject area</text:p>
          </table:table-cell>
          <table:table-cell table:style-name="표2.A1" office:value-type="string">
            <text:p text:style-name="P376">필터</text:p>
          </table:table-cell>
          <table:table-cell table:style-name="표2.A1" office:value-type="string">
            <text:p text:style-name="P376">list</text:p>
          </table:table-cell>
          <table:table-cell table:style-name="표2.E1" office:value-type="string">
            <text:p text:style-name="P385">파일</text:p>
          </table:table-cell>
        </table:table-row>
        <table:table-row>
          <table:table-cell table:style-name="표2.A2" office:value-type="string">
            <text:p text:style-name="P372">Life<text:span text:style-name="T87">+Earth</text:span></text:p>
          </table:table-cell>
          <table:table-cell table:style-name="표2.A2" office:value-type="string">
            <text:p text:style-name="P113">Environmental + Earth and Planetary + Agricultural and Biological</text:p>
          </table:table-cell>
          <table:table-cell table:style-name="표2.A2" office:value-type="string">
            <text:p text:style-name="P380">Journals<text:span text:style-name="T101">+Conference Proceedings</text:span></text:p>
          </table:table-cell>
          <table:table-cell table:style-name="표2.A2" office:value-type="string">
            <text:p text:style-name="P384"/>
          </table:table-cell>
          <table:table-cell table:style-name="표2.E2" office:value-type="string">
            <text:p text:style-name="P376"/>
          </table:table-cell>
        </table:table-row>
        <table:table-row>
          <table:table-cell table:style-name="표2.A2" office:value-type="string">
            <text:p text:style-name="P376">Math &amp; Computer Science</text:p>
          </table:table-cell>
          <table:table-cell table:style-name="표2.A2" office:value-type="string">
            <text:p text:style-name="P118">Computer Science + Mathmatics</text:p>
          </table:table-cell>
          <table:table-cell table:style-name="표2.A2" office:value-type="string">
            <text:p text:style-name="P380">Journals<text:span text:style-name="T101">+Conference Proceedings</text:span></text:p>
          </table:table-cell>
          <table:table-cell table:style-name="표2.A2" office:value-type="string">
            <text:p text:style-name="P376">1000/<text:span text:style-name="T101">3427</text:span></text:p>
          </table:table-cell>
          <table:table-cell table:style-name="표2.E2" office:value-type="string">
            <text:p text:style-name="P376">source-results-math_cs-citescore-2017.xlsx</text:p>
          </table:table-cell>
        </table:table-row>
      </table:table>
      <text:p text:style-name="P297">소스5%→ 171건 → ISSN미존재 14건 →<text:span text:style-name="T127"> 157건</text:span></text:p>
      <text:p text:style-name="P296">문서 2195건. 반으로 나누자.</text:p>
      <text:p text:style-name="P229"/>
      <text:p text:style-name="P229"><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text:span><text:soft-page-break/><text:span text:style-name="T110">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6"/>
      <text:p text:style-name="P227">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6"/>
      <text:p text:style-name="P314"/>
      <text:p text:style-name="P314">소스: 2019 soc+hum 9322건 5%→ 466건 → 공백20건 → 446건</text:p>
      <text:p text:style-name="P314"/>
      <text:p text:style-name="P230"><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text:soft-page-break/>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text:soft-page-break/>0022-4146 OR 00941190 OR 0094-1190 OR 14648849 OR 1464-8849 OR 15386341 OR 1538-6341 OR 09626298 OR 0962-6298 OR 01676393 OR 0167-6393 OR 02722631 OR 0272-2631 OR 13624806 OR 1362-4806 OR 14616688 OR 1461-6688)</text:p>
      <text:p text:style-name="P313">→<text:span text:style-name="T129"> 문서 436건 (적네?)</text:span></text:p>
      <text:p text:style-name="P313"/>
      <text:p text:style-name="P351">200826</text:p>
      <text:p text:style-name="P329">2018 <text:span text:style-name="T130">comp</text:span></text:p>
      <text:p text:style-name="P330">1월</text:p>
      <text:p text:style-name="P330">1.doi</text:p>
      <text:p text:style-name="P360">search_20200826_152658.txt</text:p>
      <text:p text:style-name="P359">videos_20200826_153711.txt <text:span text:style-name="T130">+10</text:span></text:p>
      <text:p text:style-name="P316">2.redirection</text:p>
      <text:p text:style-name="P317">search_20200826_154213.txt</text:p>
      <text:p text:style-name="P317">videos_20200826_155026.txt +7</text:p>
      <text:p text:style-name="P317"/>
      <text:p text:style-name="P317">2월</text:p>
      <text:p text:style-name="P318">1.doi</text:p>
      <text:p text:style-name="P319">search_20200826_155129.txt</text:p>
      <text:p text:style-name="P319">videos_20200826_160550.txt +18</text:p>
      <text:p text:style-name="P317"/>
      <text:p text:style-name="P352">200827</text:p>
      <text:p text:style-name="P331">2.redirection</text:p>
      <text:p text:style-name="P331">search_20200827_151442.txt</text:p>
      <text:p text:style-name="P331">videos_20200827_152104.txt +3</text:p>
      <text:p text:style-name="P331"/>
      <text:p text:style-name="P331">3월</text:p>
      <text:p text:style-name="P331">1.doi</text:p>
      <text:p text:style-name="P332">search_20200827_152239.txt</text:p>
      <text:p text:style-name="P332">videos_20200827_155118.txt +13</text:p>
      <text:p text:style-name="P320">2.redirection</text:p>
      <text:p text:style-name="P321">search_20200827_155633.txt +2</text:p>
      <text:p text:style-name="P317"/>
      <text:p text:style-name="P353">200830</text:p>
      <text:p text:style-name="P322">4월</text:p>
      <text:p text:style-name="P322">1.doi</text:p>
      <text:p text:style-name="P322">search_20200830_113932.txt</text:p>
      <text:p text:style-name="P323">videos_20200830_115854.txt +25</text:p>
      <text:p text:style-name="P323">2.redirection</text:p>
      <text:p text:style-name="P323"/>
      <text:p text:style-name="P316"/>
      <text:p text:style-name="P354">200902</text:p>
      <text:p text:style-name="P315">소스: 2019 soc+hum 9322건 5%→ 466건 → 공백20건 → 446건</text:p>
      <text:p text:style-name="P313"/>
      <text:p text:style-name="P355">200904</text:p>
      <text:p text:style-name="P325">비디오 메트릭 분석</text:p>
      <text:list xml:id="list193106528352137" text:continue-list="list2648961182905489128" text:style-name="L53">
        <text:list-item>
          <text:p text:style-name="P526">카운트</text:p>
          <text:list>
            <text:list-item>
              <text:p text:style-name="P526">카운트간 히트맵 <text:span text:style-name="T131">ok</text:span></text:p>
            </text:list-item>
            <text:list-item>
              <text:p text:style-name="P526">나이에 따른 카운트 증가 양상(모델화)</text:p>
              <text:list>
                <text:list-item>
                  <text:p text:style-name="P526">비디오 레이블-비디오 나이-채널 구독자수의 함수?</text:p>
                </text:list-item>
              </text:list>
            </text:list-item>
          </text:list>
        </text:list-item>
        <text:list-item>
          <text:p text:style-name="P526">레이블</text:p>
          <text:list>
            <text:list-item>
              <text:p text:style-name="P526">컨텐츠/비주얼/음성 구성비</text:p>
            </text:list-item>
          </text:list>
        </text:list-item>
      </text:list>
      <text:p text:style-name="P325"/>
      <text:p text:style-name="P325">추가 분석</text:p>
      <text:list xml:id="list1812240919226032684" text:style-name="L59">
        <text:list-item>
          <text:p text:style-name="P527">논문</text:p>
          <text:list>
            <text:list-item>
              <text:p text:style-name="P528">비디오 언급 비율 <text:span text:style-name="T131">ok</text:span></text:p>
            </text:list-item>
            <text:list-item>
              <text:p text:style-name="P527"><text:soft-page-break/>피인용수 <text:span text:style-name="T131">ok</text:span></text:p>
            </text:list-item>
            <text:list-item>
              <text:p text:style-name="P528">AAS <text:span text:style-name="T131">ok</text:span></text:p>
            </text:list-item>
            <text:list-item>
              <text:p text:style-name="P527"/>
            </text:list-item>
          </text:list>
        </text:list-item>
        <text:list-item>
          <text:p text:style-name="P527">저널</text:p>
          <text:list>
            <text:list-item>
              <text:p text:style-name="P527">분야별 비디오 있는 논문 비율: 비디오가 집중되는 대분야/소분야 <text:span text:style-name="T131">ok</text:span></text:p>
            </text:list-item>
            <text:list-item>
              <text:p text:style-name="P527">분야에 따른 비디오의 영향력 비교</text:p>
              <text:list>
                <text:list-item>
                  <text:p text:style-name="P527"/>
                </text:list-item>
              </text:list>
            </text:list-item>
          </text:list>
        </text:list-item>
        <text:list-item>
          <text:p text:style-name="P527"/>
        </text:list-item>
      </text:list>
      <text:p text:style-name="P324"/>
      <text:p text:style-name="P324"/>
      <text:p text:style-name="P356">200908</text:p>
      <text:p text:style-name="P326">2019 life 비디오 레이블 대상 idx 100개 추출</text:p>
      <text:p text:style-name="P326">random.sample(range(0, 351), 100)</text:p>
      <text:p text:style-name="P326">[2, 3, 6, 10, 12, 17, 18, 38, 43, 50, 55, 56, 59, 67, 72, 73, <text:span text:style-name="T1">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6"/>
      <text:p text:style-name="P327">발표...하자</text:p>
      <text:p text:style-name="P327"/>
      <text:p text:style-name="P328">테이블 channels 업데이트 완료: 2014 comp, 2014 life, 2019 comp, 2019 life</text:p>
      <text:p text:style-name="P328"/>
      <text:p text:style-name="P531">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548">年度・分野</text:p>
          </table:table-cell>
          <table:table-cell table:style-name="표3.A1" office:value-type="string">
            <text:p text:style-name="P547">2019 comp</text:p>
          </table:table-cell>
          <table:table-cell table:style-name="표3.A1" office:value-type="string">
            <text:p text:style-name="P547">2017 comp</text:p>
          </table:table-cell>
          <table:table-cell table:style-name="표3.D1" office:value-type="string">
            <text:p text:style-name="P547">2014 comp</text:p>
          </table:table-cell>
        </table:table-row>
        <table:table-row>
          <table:table-cell table:style-name="표3.A2" office:value-type="string">
            <text:p text:style-name="P548">論稿数</text:p>
          </table:table-cell>
          <table:table-cell table:style-name="표3.A2" office:value-type="string">
            <text:p text:style-name="P549">14330</text:p>
          </table:table-cell>
          <table:table-cell table:style-name="표3.A2" office:value-type="string">
            <text:p text:style-name="P549">11353</text:p>
          </table:table-cell>
          <table:table-cell table:style-name="표3.D2" office:value-type="string">
            <text:p text:style-name="P549">9336</text:p>
          </table:table-cell>
        </table:table-row>
        <table:table-row>
          <table:table-cell table:style-name="표3.A2" office:value-type="string">
            <text:p text:style-name="P552">内、<text:span text:style-name="T133">AAS無し・未発見</text:span></text:p>
          </table:table-cell>
          <table:table-cell table:style-name="표3.A2" office:value-type="string">
            <text:p text:style-name="P549">1273(8.9%)</text:p>
          </table:table-cell>
          <table:table-cell table:style-name="표3.A2" office:value-type="string">
            <text:p text:style-name="P549">384(3.4%)</text:p>
          </table:table-cell>
          <table:table-cell table:style-name="표3.D2" office:value-type="string">
            <text:p text:style-name="P549">31<text:span text:style-name="T132">4</text:span>(3.4%)</text:p>
          </table:table-cell>
        </table:table-row>
        <table:table-row>
          <table:table-cell table:style-name="표3.A2" office:value-type="string">
            <text:p text:style-name="P548">対象論稿数</text:p>
          </table:table-cell>
          <table:table-cell table:style-name="표3.A2" office:value-type="string">
            <text:p text:style-name="P553">13057</text:p>
          </table:table-cell>
          <table:table-cell table:style-name="표3.A2" office:value-type="string">
            <text:p text:style-name="P553">10969</text:p>
          </table:table-cell>
          <table:table-cell table:style-name="표3.D2" office:value-type="string">
            <text:p text:style-name="P553">9022</text:p>
          </table:table-cell>
        </table:table-row>
        <table:table-row>
          <table:table-cell table:style-name="표3.A2" office:value-type="string">
            <text:p text:style-name="P556">内、動画付き論稿数</text:p>
          </table:table-cell>
          <table:table-cell table:style-name="표3.A2" office:value-type="string">
            <text:p text:style-name="P553">62(0.5%)</text:p>
          </table:table-cell>
          <table:table-cell table:style-name="표3.A2" office:value-type="string">
            <text:p text:style-name="P553">71(0.6%)</text:p>
          </table:table-cell>
          <table:table-cell table:style-name="표3.D2" office:value-type="string">
            <text:p text:style-name="P553">100(1.1%)</text:p>
          </table:table-cell>
        </table:table-row>
      </table:table>
      <text:p text:style-name="P529"/>
      <table:table table:name="표5" table:style-name="표5">
        <table:table-column table:style-name="표5.A"/>
        <table:table-column table:style-name="표5.B"/>
        <table:table-column table:style-name="표5.C" table:number-columns-repeated="2"/>
        <table:table-row>
          <table:table-cell table:style-name="표5.A1" office:value-type="string">
            <text:p text:style-name="P548">年度・分野</text:p>
          </table:table-cell>
          <table:table-cell table:style-name="표5.A1" office:value-type="string">
            <text:p text:style-name="P548">2019 comp</text:p>
          </table:table-cell>
          <table:table-cell table:style-name="표5.A1" office:value-type="string">
            <text:p text:style-name="P548">2017 comp</text:p>
          </table:table-cell>
          <table:table-cell table:style-name="표5.D1" office:value-type="string">
            <text:p text:style-name="P548">2014 comp</text:p>
          </table:table-cell>
        </table:table-row>
        <table:table-row>
          <table:table-cell table:style-name="표5.A2" office:value-type="string">
            <text:p text:style-name="P548">論稿数</text:p>
          </table:table-cell>
          <table:table-cell table:style-name="표5.A2" office:value-type="string">
            <text:p text:style-name="P550">14330</text:p>
          </table:table-cell>
          <table:table-cell table:style-name="표5.A2" office:value-type="string">
            <text:p text:style-name="P550">11353</text:p>
          </table:table-cell>
          <table:table-cell table:style-name="표5.D2" office:value-type="string">
            <text:p text:style-name="P550">9336</text:p>
          </table:table-cell>
        </table:table-row>
        <table:table-row>
          <table:table-cell table:style-name="표5.A2" office:value-type="string">
            <text:p text:style-name="P552">内、<text:span text:style-name="T133">AAS無し・未発見</text:span></text:p>
          </table:table-cell>
          <table:table-cell table:style-name="표5.A2" office:value-type="string">
            <text:p text:style-name="P550"><text:span text:style-name="T133">10948</text:span>(<text:span text:style-name="T133">76.4</text:span>%)</text:p>
          </table:table-cell>
          <table:table-cell table:style-name="표5.A2" office:value-type="string">
            <text:p text:style-name="P550"><text:span text:style-name="T133">7935</text:span>(<text:span text:style-name="T133">69.9</text:span>%)</text:p>
          </table:table-cell>
          <table:table-cell table:style-name="표5.D2" office:value-type="string">
            <text:p text:style-name="P550"><text:span text:style-name="T133">6039</text:span>(<text:span text:style-name="T133">64.7</text:span>%)</text:p>
          </table:table-cell>
        </table:table-row>
        <table:table-row>
          <table:table-cell table:style-name="표5.A2" office:value-type="string">
            <text:p text:style-name="P548">対象論稿数</text:p>
          </table:table-cell>
          <table:table-cell table:style-name="표5.A2" office:value-type="string">
            <text:p text:style-name="P559">3382</text:p>
          </table:table-cell>
          <table:table-cell table:style-name="표5.A2" office:value-type="string">
            <text:p text:style-name="P559">3418</text:p>
          </table:table-cell>
          <table:table-cell table:style-name="표5.D2" office:value-type="string">
            <text:p text:style-name="P559">3297</text:p>
          </table:table-cell>
        </table:table-row>
        <table:table-row>
          <table:table-cell table:style-name="표5.A2" office:value-type="string">
            <text:p text:style-name="P556">内、動画付き論稿数</text:p>
          </table:table-cell>
          <table:table-cell table:style-name="표5.A2" office:value-type="string">
            <text:p text:style-name="P554"><text:span text:style-name="T133">37</text:span>(<text:span text:style-name="T133">1.1</text:span>%)</text:p>
          </table:table-cell>
          <table:table-cell table:style-name="표5.A2" office:value-type="string">
            <text:p text:style-name="P554"><text:span text:style-name="T133">52</text:span>(<text:span text:style-name="T133">1.5%</text:span>)</text:p>
          </table:table-cell>
          <table:table-cell table:style-name="표5.D2" office:value-type="string">
            <text:p text:style-name="P554"><text:span text:style-name="T133">60</text:span>(<text:span text:style-name="T133">1.8</text:span>%)</text:p>
          </table:table-cell>
        </table:table-row>
      </table:table>
      <text:p text:style-name="P529"/>
      <table:table table:name="표4" table:style-name="표4">
        <table:table-column table:style-name="표4.A"/>
        <table:table-column table:style-name="표4.B"/>
        <table:table-column table:style-name="표4.C"/>
        <table:table-column table:style-name="표4.B"/>
        <table:table-column table:style-name="표4.C"/>
        <table:table-column table:style-name="표4.B"/>
        <table:table-column table:style-name="표4.C"/>
        <table:table-row>
          <table:table-cell table:style-name="표4.A1" office:value-type="string">
            <text:p text:style-name="P558">Year</text:p>
          </table:table-cell>
          <table:table-cell table:style-name="표4.A1" table:number-columns-spanned="2" office:value-type="string">
            <text:p text:style-name="P557">2019</text:p>
          </table:table-cell>
          <table:covered-table-cell/>
          <table:table-cell table:style-name="표4.A1" table:number-columns-spanned="2" office:value-type="string">
            <text:p text:style-name="P557">2017</text:p>
          </table:table-cell>
          <table:covered-table-cell/>
          <table:table-cell table:style-name="표4.F1" table:number-columns-spanned="2" office:value-type="string">
            <text:p text:style-name="P557">2014</text:p>
          </table:table-cell>
          <table:covered-table-cell/>
        </table:table-row>
        <table:table-row>
          <table:table-cell table:style-name="표4.A2" office:value-type="string">
            <text:p text:style-name="P558">Set</text:p>
          </table:table-cell>
          <table:table-cell table:style-name="표4.A2" office:value-type="string">
            <text:p text:style-name="P558">w/o video</text:p>
          </table:table-cell>
          <table:table-cell table:style-name="표4.A2" office:value-type="string">
            <text:p text:style-name="P558">w/ video</text:p>
          </table:table-cell>
          <table:table-cell table:style-name="표4.A2" office:value-type="string">
            <text:p text:style-name="P558">w/o video</text:p>
          </table:table-cell>
          <table:table-cell table:style-name="표4.A2" office:value-type="string">
            <text:p text:style-name="P558">w/ video</text:p>
          </table:table-cell>
          <table:table-cell table:style-name="표4.A2" office:value-type="string">
            <text:p text:style-name="P558">w/o video</text:p>
          </table:table-cell>
          <table:table-cell table:style-name="표4.G2" office:value-type="string">
            <text:p text:style-name="P558">w/ video</text:p>
          </table:table-cell>
        </table:table-row>
        <table:table-row>
          <table:table-cell table:style-name="표4.A2" office:value-type="string">
            <text:p text:style-name="P558">Mean</text:p>
          </table:table-cell>
          <table:table-cell table:style-name="표4.A2" office:value-type="string">
            <text:p text:style-name="P558">0.7</text:p>
          </table:table-cell>
          <table:table-cell table:style-name="표4.A2" office:value-type="string">
            <text:p text:style-name="P558">0.8</text:p>
          </table:table-cell>
          <table:table-cell table:style-name="표4.A2" office:value-type="string">
            <text:p text:style-name="P558">1.1</text:p>
          </table:table-cell>
          <table:table-cell table:style-name="표4.A2" office:value-type="string">
            <text:p text:style-name="P558">1.3</text:p>
          </table:table-cell>
          <table:table-cell table:style-name="표4.A2" office:value-type="string">
            <text:p text:style-name="P558">1.3</text:p>
          </table:table-cell>
          <table:table-cell table:style-name="표4.G2" office:value-type="string">
            <text:p text:style-name="P558">1.6</text:p>
          </table:table-cell>
        </table:table-row>
        <table:table-row>
          <table:table-cell table:style-name="표4.A2" office:value-type="string">
            <text:p text:style-name="P557">P-value</text:p>
          </table:table-cell>
          <table:table-cell table:style-name="표4.A2" table:number-columns-spanned="2" office:value-type="string">
            <text:p text:style-name="P557">0.1660</text:p>
          </table:table-cell>
          <table:covered-table-cell/>
          <table:table-cell table:style-name="표4.A2" table:number-columns-spanned="2" office:value-type="string">
            <text:p text:style-name="P557">0.0002</text:p>
          </table:table-cell>
          <table:covered-table-cell/>
          <table:table-cell table:style-name="표4.G2" table:number-columns-spanned="2" office:value-type="string">
            <text:p text:style-name="P557">0.0000</text:p>
          </table:table-cell>
          <table:covered-table-cell/>
        </table:table-row>
      </table:table>
      <text:p text:style-name="P326"/>
      <text:p text:style-name="P326"/>
      <text:p text:style-name="P3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9-09T19:31:05.902981253</dc:date>
    <meta:editing-duration>P3DT19H25M25S</meta:editing-duration>
    <meta:editing-cycles>336</meta:editing-cycles>
    <meta:generator>LibreOffice/5.1.6.2$Linux_X86_64 LibreOffice_project/10m0$Build-2</meta:generator>
    <meta:document-statistic meta:table-count="7" meta:image-count="0" meta:object-count="0" meta:page-count="37" meta:paragraph-count="1273" meta:word-count="22252" meta:character-count="88362" meta:non-whitespace-character-count="75436"/>
  </office:meta>
</office:document-meta>
</file>